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ab-stops/>
      </style:paragraph-properties>
      <style:text-properties officeooo:paragraph-rsid="00032c54"/>
    </style:style>
    <style:style style:name="P2" style:family="paragraph" style:parent-style-name="Standard">
      <style:paragraph-properties fo:text-align="justify" style:justify-single-word="false" style:text-autospace="none" style:punctuation-wrap="simple"/>
      <style:text-properties officeooo:paragraph-rsid="00032c54"/>
    </style:style>
    <style:style style:name="P3" style:family="paragraph" style:parent-style-name="Standard">
      <style:paragraph-properties fo:text-align="justify" style:justify-single-word="false" fo:orphans="0" fo:widows="0">
        <style:tab-stops>
          <style:tab-stop style:position="2.251cm"/>
        </style:tab-stops>
      </style:paragraph-properties>
      <style:text-properties officeooo:paragraph-rsid="00032c54"/>
    </style:style>
    <style:style style:name="P4" style:family="paragraph" style:parent-style-name="Standard">
      <style:paragraph-properties fo:text-align="justify" style:justify-single-word="false"/>
      <style:text-properties officeooo:paragraph-rsid="00032c54"/>
    </style:style>
    <style:style style:name="P5" style:family="paragraph" style:parent-style-name="Standard">
      <style:paragraph-properties fo:text-align="justify" style:justify-single-word="false">
        <style:tab-stops>
          <style:tab-stop style:position="2.752cm"/>
        </style:tab-stops>
      </style:paragraph-properties>
      <style:text-properties officeooo:paragraph-rsid="00032c54"/>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style:tab-stops>
          <style:tab-stop style:position="2.251cm"/>
        </style:tab-stops>
      </style:paragraph-properties>
      <style:text-properties officeooo:paragraph-rsid="00032c54"/>
    </style:style>
    <style:style style:name="P8" style:family="paragraph" style:parent-style-name="Standard">
      <style:paragraph-properties fo:text-align="center" style:justify-single-word="false"/>
      <style:text-properties officeooo:paragraph-rsid="00032c54"/>
    </style:style>
    <style:style style:name="P9" style:family="paragraph" style:parent-style-name="Standard">
      <style:text-properties officeooo:paragraph-rsid="00032c54"/>
    </style:style>
    <style:style style:name="P10" style:family="paragraph" style:parent-style-name="Standard">
      <style:paragraph-properties fo:text-align="justify" style:justify-single-word="false"/>
      <style:text-properties fo:font-size="14pt" officeooo:paragraph-rsid="00032c54" style:font-size-asian="14pt" style:font-size-complex="14pt"/>
    </style:style>
    <style:style style:name="P11" style:family="paragraph" style:parent-style-name="Standard">
      <style:paragraph-properties fo:text-align="center" style:justify-single-word="false"/>
      <style:text-properties fo:font-size="14pt" officeooo:paragraph-rsid="00032c54" style:font-size-asian="14pt" style:font-size-complex="14pt"/>
    </style:style>
    <style:style style:name="P12" style:family="paragraph" style:parent-style-name="Standard">
      <style:paragraph-properties fo:text-align="justify" style:justify-single-word="false"/>
      <style:text-properties fo:font-size="14pt" officeooo:paragraph-rsid="00032c54" style:font-size-asian="14pt" style:font-size-complex="14pt" style:font-weight-complex="bold"/>
    </style:style>
    <style:style style:name="P13"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paragraph-rsid="00032c54" style:font-size-asian="14pt" style:font-style-asian="italic" style:font-weight-asian="bold" style:font-size-complex="14pt"/>
    </style:style>
    <style:style style:name="P14" style:family="paragraph" style:parent-style-name="Standard">
      <style:paragraph-properties fo:text-align="center" style:justify-single-word="false"/>
      <style:text-properties fo:font-size="14pt" fo:language="none" fo:country="none" fo:font-weight="bold" officeooo:paragraph-rsid="00032c54" style:font-size-asian="14pt" style:language-asian="none" style:country-asian="none" style:font-weight-asian="bold" style:font-size-complex="14pt"/>
    </style:style>
    <style:style style:name="P15" style:family="paragraph" style:parent-style-name="Standard">
      <style:paragraph-properties fo:text-align="justify" style:justify-single-word="false" style:text-autospace="none" style:punctuation-wrap="simple"/>
      <style:text-properties fo:font-size="14pt" fo:language="none" fo:country="none" fo:font-weight="bold" officeooo:paragraph-rsid="00032c54" style:font-size-asian="14pt" style:language-asian="none" style:country-asian="none" style:font-weight-asian="bold" style:font-size-complex="14pt"/>
    </style:style>
    <style:style style:name="P16" style:family="paragraph" style:parent-style-name="Standard">
      <style:paragraph-properties fo:text-align="justify" style:justify-single-word="false"/>
      <style:text-properties fo:font-size="14pt" fo:language="none" fo:country="none" officeooo:paragraph-rsid="00032c54" style:font-size-asian="14pt" style:language-asian="none" style:country-asian="none" style:font-size-complex="14pt"/>
    </style:style>
    <style:style style:name="P17" style:family="paragraph" style:parent-style-name="Standard">
      <style:paragraph-properties fo:text-align="center" style:justify-single-word="false"/>
      <style:text-properties fo:font-size="14pt" fo:font-weight="bold" officeooo:paragraph-rsid="00032c54" style:font-size-asian="14pt" style:font-weight-asian="bold" style:font-size-complex="14pt"/>
    </style:style>
    <style:style style:name="P18" style:family="paragraph" style:parent-style-name="Standard">
      <style:paragraph-properties fo:orphans="0" fo:widows="0">
        <style:tab-stops>
          <style:tab-stop style:position="2.251cm"/>
        </style:tab-stops>
      </style:paragraph-properties>
      <style:text-properties officeooo:paragraph-rsid="00032c54"/>
    </style:style>
    <style:style style:name="P19" style:family="paragraph" style:parent-style-name="Standard">
      <style:paragraph-properties fo:text-align="justify" style:justify-single-word="false" style:text-autospace="none" style:punctuation-wrap="simple"/>
      <style:text-properties fo:color="#ff0000" loext:opacity="100%" fo:font-size="14pt" officeooo:paragraph-rsid="00032c54" style:font-size-asian="14pt" style:font-size-complex="14pt" style:font-weight-complex="bold"/>
    </style:style>
    <style:style style:name="P20" style:family="paragraph" style:parent-style-name="Standard">
      <style:paragraph-properties fo:text-align="justify" style:justify-single-word="false"/>
      <style:text-properties fo:color="#ff0000" loext:opacity="100%" fo:font-size="14pt" fo:language="none" fo:country="none" officeooo:paragraph-rsid="00032c54" style:font-size-asian="14pt" style:language-asian="none" style:country-asian="none" style:font-size-complex="14pt"/>
    </style:style>
    <style:style style:name="P21" style:family="paragraph" style:parent-style-name="Standard">
      <style:text-properties fo:font-size="18pt" fo:font-weight="bold" style:font-size-asian="18pt" style:font-weight-asian="bold" style:font-size-complex="18pt"/>
    </style:style>
    <style:style style:name="P22" style:family="paragraph" style:parent-style-name="Standard">
      <style:paragraph-properties fo:margin-left="0cm" fo:margin-right="0cm" fo:text-align="justify" style:justify-single-word="false" fo:text-indent="0cm" style:auto-text-indent="false" style:text-autospace="none" style:punctuation-wrap="simple">
        <style:tab-stops/>
      </style:paragraph-properties>
      <style:text-properties officeooo:paragraph-rsid="00032c54"/>
    </style:style>
    <style:style style:name="P23" style:family="paragraph" style:parent-style-name="Standard">
      <style:paragraph-properties fo:margin-left="0.635cm" fo:margin-right="0cm" fo:text-align="justify" style:justify-single-word="false" fo:orphans="0" fo:widows="0" fo:text-indent="0cm" style:auto-text-indent="false">
        <style:tab-stops>
          <style:tab-stop style:position="2.251cm"/>
        </style:tab-stops>
      </style:paragraph-properties>
      <style:text-properties fo:font-size="14pt" officeooo:paragraph-rsid="00032c54" style:font-size-asian="14pt" style:font-size-complex="14pt"/>
    </style:style>
    <style:style style:name="P24" style:family="paragraph" style:parent-style-name="Text_20_body_20_indent" style:list-style-name="L1"/>
    <style:style style:name="P25" style:family="paragraph" style:list-style-name="L1"/>
    <style:style style:name="P26" style:family="paragraph">
      <style:paragraph-properties fo:text-align="center" style:writing-mode="lr-tb"/>
    </style:style>
    <style:style style:name="P27" style:family="paragraph">
      <loext:graphic-properties draw:fill="solid" draw:fill-color="#ff0000"/>
      <style:paragraph-properties fo:text-align="center" style:writing-mode="lr-tb"/>
    </style:style>
    <style:style style:name="P28" style:family="paragraph">
      <loext:graphic-properties draw:fill="solid" draw:fill-color="#ff99cc"/>
      <style:paragraph-properties fo:text-align="center" style:writing-mode="lr-tb"/>
    </style:style>
    <style:style style:name="P29" style:family="paragraph">
      <loext:graphic-properties draw:fill="none" draw:fill-color="#ffffff"/>
      <style:paragraph-properties fo:text-align="center" style:writing-mode="lr-tb"/>
    </style:style>
    <style:style style:name="P30" style:family="paragraph">
      <loext:graphic-properties draw:fill="none" draw:fill-color="#000000"/>
      <style:paragraph-properties style:writing-mode="lr-tb"/>
    </style:style>
    <style:style style:name="P31" style:family="paragraph">
      <loext:graphic-properties draw:fill="solid" draw:fill-color="#ffffff"/>
      <style:paragraph-properties style:writing-mode="lr-tb"/>
    </style:style>
    <style:style style:name="P32" style:family="paragraph">
      <loext:graphic-properties draw:fill="none" draw:fill-color="#ffffff"/>
      <style:paragraph-properties style:writing-mode="lr-tb"/>
    </style:style>
    <style:style style:name="P33" style:family="paragraph">
      <loext:graphic-properties draw:fill="solid" draw:fill-color="#33cccc"/>
      <style:paragraph-properties style:writing-mode="lr-tb"/>
    </style:style>
    <style:style style:name="P34" style:family="paragraph">
      <loext:graphic-properties draw:fill="solid" draw:fill-color="#c0c0c0"/>
      <style:paragraph-properties style:writing-mode="lr-tb"/>
    </style:style>
    <style:style style:name="P35" style:family="paragraph">
      <style:paragraph-properties style:writing-mode="lr-tb"/>
    </style:style>
    <style:style style:name="P36" style:family="paragraph">
      <loext:graphic-properties draw:fill="solid" draw:fill-color="#ffffff"/>
      <style:paragraph-properties fo:text-align="center"/>
      <style:text-properties fo:font-size="18pt"/>
    </style:style>
    <style:style style:name="P37" style:family="paragraph">
      <loext:graphic-properties draw:fill="none"/>
      <style:text-properties fo:font-size="12pt"/>
    </style:style>
    <style:style style:name="P38" style:family="paragraph">
      <loext:graphic-properties draw:fill="solid" draw:fill-color="#ffffff"/>
    </style:style>
    <style:style style:name="P39" style:family="paragraph">
      <loext:graphic-properties draw:fill="solid" draw:fill-color="#ffffff"/>
      <style:paragraph-properties fo:text-align="center"/>
    </style:style>
    <style:style style:name="T1" style:family="text">
      <style:text-properties fo:color="#ff0000" loext:opacity="100%" fo:font-size="14pt" style:font-size-asian="14pt" style:font-size-complex="14pt" style:font-weight-complex="bold"/>
    </style:style>
    <style:style style:name="T2" style:family="text">
      <style:text-properties fo:color="#ff0000" loext:opacity="100%" fo:font-size="14pt" fo:language="none" fo:country="none" fo:font-weight="bold" style:font-size-asian="14pt" style:language-asian="none" style:country-asian="none" style:font-weight-asian="bold" style:font-size-complex="14pt" style:font-weight-complex="bold"/>
    </style:style>
    <style:style style:name="T3" style:family="text">
      <style:text-properties fo:color="#ff0000" loext:opacity="100%" style:font-weight-complex="bold"/>
    </style:style>
    <style:style style:name="T4" style:family="text">
      <style:text-properties officeooo:rsid="00032c54"/>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fo:font-size="14pt" fo:font-style="italic" fo:font-weight="bold" style:font-size-asian="14pt" style:font-style-asian="italic" style:font-weight-asian="bold" style:font-size-complex="14pt" style:font-weight-complex="bold"/>
    </style:style>
    <style:style style:name="T9"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10" style:family="text">
      <style:text-properties fo:font-size="14pt" fo:font-style="italic" style:text-underline-style="solid" style:text-underline-width="auto" style:text-underline-color="font-color" style:font-size-asian="14pt" style:font-style-asian="italic" style:font-size-complex="14pt"/>
    </style:style>
    <style:style style:name="T11" style:family="text">
      <style:text-properties fo:font-size="14pt" fo:font-style="italic" style:font-size-asian="14pt" style:font-style-asian="italic"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language="en" fo:country="US" fo:font-weight="bold" style:font-size-asian="14pt" style:font-weight-asian="bold" style:font-size-complex="14pt"/>
    </style:style>
    <style:style style:name="T1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fo:font-size="14pt" style:text-underline-style="solid" style:text-underline-width="auto" style:text-underline-color="font-color" style:font-size-asian="14pt" style:font-size-complex="14pt" style:font-weight-complex="bold"/>
    </style:style>
    <style:style style:name="T17" style:family="text">
      <style:text-properties style:text-position="sub 58%" fo:font-size="14pt" fo:font-weight="bold" style:font-size-asian="14pt" style:font-weight-asian="bold" style:font-size-complex="14pt"/>
    </style:style>
    <style:style style:name="T18" style:family="text">
      <style:text-properties style:text-position="super 58%" fo:font-size="14pt" fo:font-weight="bold" style:font-size-asian="14pt" style:font-weight-asian="bold" style:font-size-complex="14pt"/>
    </style:style>
    <style:style style:name="T19" style:family="text">
      <style:text-properties fo:font-size="18pt" fo:font-weight="bold" style:font-size-asian="18pt" style:font-weight-asian="bold" style:font-size-complex="18pt"/>
    </style:style>
    <style:style style:name="T20" style:family="text">
      <style:text-properties fo:language="none" fo:country="none" style:language-asian="none" style:country-asian="none"/>
    </style:style>
    <style:style style:name="T21" style:family="text">
      <style:text-properties fo:color="#ffffff" loext:opacity="100%" style:font-name="Times New Roman" fo:font-size="10pt" fo:language="ru" fo:country="RU" fo:font-weight="bold" style:font-name-asian="Times New Roman" style:font-size-asian="10pt" style:font-weight-asian="bold" style:font-name-complex="Times New Roman" style:font-size-complex="10pt" style:language-complex="ar" style:country-complex="SA"/>
    </style:style>
    <style:style style:name="T22" style:family="text">
      <style:text-properties fo:color="#000000" loext:opacity="100%" style:font-name="Times New Roman" fo:font-size="10pt" fo:language="ru" fo:country="RU" fo:font-weight="bold" style:font-name-asian="Times New Roman" style:font-size-asian="10pt" style:font-weight-asian="bold" style:font-name-complex="Times New Roman" style:font-size-complex="10pt" style:language-complex="ar" style:country-complex="SA"/>
    </style:style>
    <style:style style:name="T23" style:family="text">
      <style:text-properties style:use-window-font-color="true" loext:opacity="0%" style:font-name="Times New Roman" fo:font-size="10pt" fo:language="ru" fo:country="RU"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8pt" fo:language="ru" fo:country="RU" fo:font-weight="bold" style:font-name-asian="Times New Roman" style:font-size-asian="18pt" style:font-weight-asian="bold" style:font-name-complex="Times New Roman" style:font-size-complex="18pt" style:language-complex="ar" style:country-complex="SA"/>
    </style:style>
    <style:style style:name="T26" style:family="text">
      <style:text-properties fo:font-size="16pt" fo:font-weight="bold"/>
    </style:style>
    <style:style style:name="T27" style:family="text">
      <style:text-properties fo:font-size="14pt" fo:font-weight="bold"/>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3cm" fo:text-indent="-0.635cm" fo:margin-left="8.013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9cm" svg:stroke-color="#000000" draw:stroke-linejoin="miter" draw:fill="solid" draw:fill-color="#ff0000"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3" style:family="graphic">
      <style:graphic-properties draw:stroke="solid" svg:stroke-width="0.053cm" svg:stroke-color="#000000" draw:stroke-linejoin="miter" draw:fill="solid" draw:fill-color="#ff99cc" draw:textarea-horizontal-align="justify" draw:textarea-vertical-align="top" draw:auto-grow-height="false" draw:auto-grow-width="false" fo:padding-top="0.127cm" fo:padding-bottom="0.127cm" fo:padding-left="0cm" fo:padding-right="0cm" fo:wrap-option="wrap" draw:shadow-color="#808080" style:run-through="foreground"/>
      <style:paragraph-properties style:writing-mode="lr-tb"/>
    </style:style>
    <style:style style:name="gr4" style:family="graphic">
      <style:graphic-properties draw:stroke="solid" svg:stroke-width="0.079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solid" svg:stroke-width="0.079cm" svg:stroke-color="#000000"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079cm" svg:stroke-color="#000000" draw:stroke-linejoin="miter" draw:fill="none" draw:fill-color="#0000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style:run-through="foreground"/>
    </style:style>
    <style:style style:name="gr8" style:family="graphic">
      <style:graphic-properties draw:stroke="solid" svg:stroke-width="0.079cm" svg:stroke-color="#9933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79cm" svg:stroke-color="#993300" draw:stroke-linejoin="miter" draw:fill="solid" draw:fill-color="#ffffff" draw:textarea-horizontal-align="left" draw:textarea-vertical-align="top" draw:auto-grow-height="false" fo:min-height="0cm" fo:min-width="0.44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79cm" svg:stroke-color="#993300" draw:stroke-linejoin="miter" draw:fill="solid" draw:fill-color="#ffffff" draw:textarea-horizontal-align="left" draw:textarea-vertical-align="top" draw:auto-grow-height="false" fo:min-height="0.416cm" fo:min-width="1.016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79cm" svg:stroke-color="#993300" draw:stroke-linejoin="miter" draw:fill="solid" draw:fill-color="#ffffff" draw:textarea-horizontal-align="left" draw:textarea-vertical-align="top" draw:auto-grow-height="false" fo:min-height="1.115cm" fo:min-width="1.813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53cm" svg:stroke-color="#000000" draw:marker-start="Стили_20_стрелок_20_22" draw:marker-start-width="0.212cm" draw:marker-start-center="false" draw:marker-end="Стили_20_стрелок_20_23"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53cm" svg:stroke-color="#000000" draw:marker-end="Стили_20_стрелок_20_19"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079cm" svg:stroke-color="#993300" draw:stroke-linejoin="miter" draw:fill="solid" draw:fill-color="#ffffff" draw:textarea-horizontal-align="left" draw:textarea-vertical-align="top" draw:auto-grow-height="false" fo:min-height="4.466cm" fo:min-width="0.131cm" fo:padding-top="0.229cm" fo:padding-bottom="0.229cm" fo:padding-left="0.441cm" fo:padding-right="0.441cm" fo:wrap-option="wrap" draw:shadow-color="#808080" style:run-through="foreground"/>
    </style:style>
    <style:style style:name="gr15" style:family="graphic">
      <style:graphic-properties draw:stroke="solid" svg:stroke-width="0.079cm" svg:stroke-color="#993300" draw:stroke-linejoin="miter" draw:fill="solid" draw:fill-color="#ffffff" draw:textarea-horizontal-align="left" draw:textarea-vertical-align="top" draw:auto-grow-height="false" fo:min-height="3.246cm" fo:min-width="0cm" fo:padding-top="0.229cm" fo:padding-bottom="0.229cm" fo:padding-left="0.441cm" fo:padding-right="0.441cm" fo:wrap-option="wrap" draw:shadow-color="#808080" style:run-through="foreground"/>
    </style:style>
    <style:style style:name="gr16" style:family="graphic">
      <style:graphic-properties draw:stroke="solid" svg:stroke-width="0.079cm" svg:stroke-color="#993300" draw:stroke-linejoin="miter" draw:fill="solid" draw:fill-color="#ffffff" draw:textarea-horizontal-align="left" draw:textarea-vertical-align="top" draw:auto-grow-height="false" fo:min-height="2.498cm" fo:min-width="0cm" fo:padding-top="0.229cm" fo:padding-bottom="0.229cm" fo:padding-left="0.441cm" fo:padding-right="0.441cm" fo:wrap-option="wrap" draw:shadow-color="#808080" style:run-through="foreground"/>
    </style:style>
    <style:style style:name="gr17" style:family="graphic">
      <style:graphic-properties draw:stroke="solid" svg:stroke-width="0.079cm" svg:stroke-color="#9933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8" style:family="graphic">
      <style:graphic-properties draw:stroke="solid" svg:stroke-width="0.026cm" svg:stroke-color="#000000" draw:marker-end="Стили_20_стрелок_20_24"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width="0.026cm" svg:stroke-color="#000000" draw:marker-start="Стили_20_стрелок_20_20" draw:marker-start-width="0.212cm" draw:marker-start-center="false" draw:marker-end="Стили_20_стрелок_20_21"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026cm" svg:stroke-color="#000000" draw:marker-start="Стили_20_стрелок_20_17" draw:marker-start-width="0.212cm" draw:marker-start-center="false" draw:marker-end="Стили_20_стрелок_20_18"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079cm" svg:stroke-color="#993300" draw:stroke-linejoin="miter" draw:fill="solid" draw:fill-color="#ffffff" draw:textarea-horizontal-align="left" draw:textarea-vertical-align="top" draw:auto-grow-height="false" fo:min-height="2.498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2" style:family="graphic">
      <style:graphic-properties draw:stroke="solid" svg:stroke-width="0.079cm" svg:stroke-color="#993300" draw:stroke-linejoin="miter" draw:fill="solid" draw:fill-color="#ffffff" draw:textarea-horizontal-align="left" draw:textarea-vertical-align="top" draw:auto-grow-height="false" fo:min-height="3.246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079cm" svg:stroke-color="#993300" draw:stroke-linejoin="miter" draw:fill="solid" draw:fill-color="#ffffff" draw:textarea-horizontal-align="left" draw:textarea-vertical-align="top" draw:auto-grow-height="false" fo:min-height="4.466cm" fo:min-width="0.13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width="0.212cm" svg:stroke-color="#993300" draw:stroke-linejoin="round" draw:fill="none" draw:fill-color="#ffffff" draw:textarea-horizontal-align="left" draw:textarea-vertical-align="top" draw:auto-grow-height="false" fo:min-height="1.341cm" fo:min-width="8.643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026cm" svg:stroke-color="#000000" draw:marker-start="Стили_20_стрелок_20_15" draw:marker-start-width="0.212cm" draw:marker-start-center="false" draw:marker-end="Стили_20_стрелок_20_16"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svg:stroke-width="0.026cm" svg:stroke-color="#33cccc" draw:stroke-linejoin="miter" draw:fill="solid" draw:fill-color="#33cccc" draw:textarea-horizontal-align="left" draw:textarea-vertical-align="top" draw:auto-grow-height="false" fo:min-height="1.115cm" fo:min-width="2.152cm" fo:padding-top="0.229cm" fo:padding-bottom="0.229cm" fo:padding-left="0.441cm" fo:padding-right="0.441cm" fo:wrap-option="wrap" draw:shadow-color="#808080" style:run-through="foreground"/>
    </style:style>
    <style:style style:name="gr27" style:family="graphic">
      <style:graphic-properties draw:stroke="solid" svg:stroke-width="0.026cm" svg:stroke-color="#000000" draw:marker-start="Стили_20_стрелок_20_25" draw:marker-start-width="0.212cm" draw:marker-start-center="false" draw:marker-end="Стили_20_стрелок_20_26"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8" style:family="graphic">
      <style:graphic-properties draw:stroke="solid" svg:stroke-width="0.026cm" svg:stroke-color="#000000" draw:marker-start="Стили_20_стрелок_20_27" draw:marker-start-width="0.212cm" draw:marker-start-center="false" draw:marker-end="Стили_20_стрелок_20_28"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9" style:family="graphic">
      <style:graphic-properties draw:stroke="solid" svg:stroke-width="0.079cm" svg:stroke-color="#33cccc"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0" style:family="graphic">
      <style:graphic-properties draw:stroke="dash" draw:stroke-dash="Dashed_20__28_var_29__20_1" svg:stroke-width="0.053cm" svg:stroke-color="#0000ff" draw:marker-end="Стили_20_стрелок_20_2"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1" style:family="graphic">
      <style:graphic-properties draw:stroke="dash" draw:stroke-dash="Dashed_20__28_var_29__20_1" svg:stroke-width="0.053cm" svg:stroke-color="#0000ff" draw:marker-end="Стили_20_стрелок_20_3"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2" style:family="graphic">
      <style:graphic-properties draw:stroke="dash" draw:stroke-dash="Dashed_20__28_var_29__20_1" svg:stroke-width="0.053cm" svg:stroke-color="#0000ff" draw:marker-end="Стили_20_стрелок_20_4"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3" style:family="graphic">
      <style:graphic-properties draw:stroke="dash" draw:stroke-dash="Dashed_20__28_var_29__20_1" svg:stroke-width="0.053cm" svg:stroke-color="#0000ff" draw:marker-end="Стили_20_стрелок_20_13"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4" style:family="graphic">
      <style:graphic-properties draw:stroke="dash" draw:stroke-dash="Dashed_20__28_var_29__20_1" svg:stroke-width="0.053cm" svg:stroke-color="#0000ff" draw:marker-end="Стили_20_стрелок_20_14"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5" style:family="graphic">
      <style:graphic-properties draw:stroke="dash" draw:stroke-dash="Dashed_20__28_var_29__20_1" svg:stroke-width="0.053cm" svg:stroke-color="#0000ff" draw:marker-end="Стили_20_стрелок_20_12"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6" style:family="graphic">
      <style:graphic-properties draw:stroke="dash" draw:stroke-dash="Dashed_20__28_var_29__20_1" svg:stroke-width="0.053cm" svg:stroke-color="#0000ff" draw:marker-end="Стили_20_стрелок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7" style:family="graphic">
      <style:graphic-properties draw:stroke="dash" draw:stroke-dash="Dashed_20__28_var_29__20_1" svg:stroke-width="0.053cm" svg:stroke-color="#0000ff" draw:marker-end="Стили_20_стрелок_20_6"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8" style:family="graphic">
      <style:graphic-properties draw:stroke="dash" draw:stroke-dash="Dashed_20__28_var_29__20_1" svg:stroke-width="0.053cm" svg:stroke-color="#0000ff" draw:marker-start="Стили_20_стрелок_20_7"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9" style:family="graphic">
      <style:graphic-properties draw:stroke="dash" draw:stroke-dash="Dashed_20__28_var_29__20_1" svg:stroke-width="0.053cm" svg:stroke-color="#0000ff" draw:marker-end="Стили_20_стрелок_20_8"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0" style:family="graphic">
      <style:graphic-properties draw:stroke="solid" svg:stroke-width="0.212cm" svg:stroke-color="#000000" draw:stroke-linejoin="miter" draw:fill="none" draw:fill-color="#ffffff" draw:textarea-horizontal-align="left" draw:textarea-vertical-align="top" draw:auto-grow-height="false" fo:min-height="2.215cm" fo:min-width="0.355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width="0.026cm" svg:stroke-color="#ff0000" draw:marker-end="Стили_20_стрелок_20_9"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2" style:family="graphic">
      <style:graphic-properties draw:stroke="solid" svg:stroke-width="0.079cm" svg:stroke-color="#ff0000" draw:stroke-linejoin="miter" draw:fill="none" draw:fill-color="#ffffff" draw:textarea-horizontal-align="left" draw:textarea-vertical-align="top" draw:auto-grow-height="false" fo:min-height="2.081cm" fo:min-width="1.346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3" style:family="graphic">
      <style:graphic-properties draw:stroke="solid" svg:stroke-width="0.053cm" svg:stroke-color="#0000ff"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4" style:family="graphic">
      <style:graphic-properties draw:stroke="solid" svg:stroke-width="0.053cm" svg:stroke-color="#0000ff" draw:marker-end="Стили_20_стрелок_20_1"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5" style:family="graphic">
      <style:graphic-properties draw:stroke="dash" draw:stroke-dash="Dot" svg:stroke-width="0.079cm" svg:stroke-color="#0000ff"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6" style:family="graphic">
      <style:graphic-properties draw:stroke="solid" svg:stroke-width="0.053cm" svg:stroke-color="#0000ff" draw:marker-end="Стили_20_стрелок_20_10"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7" style:family="graphic">
      <style:graphic-properties draw:stroke="solid" svg:stroke-width="0.053cm" svg:stroke-color="#0000ff" draw:marker-end="Стили_20_стрелок_20_11"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svg:stroke-width="0.026cm" svg:stroke-color="#000000" draw:stroke-linejoin="miter" draw:fill="solid" draw:fill-color="#c0c0c0" draw:textarea-horizontal-align="left" draw:textarea-vertical-align="top" draw:auto-grow-height="false" fo:min-height="4.046cm" fo:min-width="3.835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49" style:family="graphic">
      <style:graphic-properties draw:stroke="dash" draw:stroke-dash="Dashed_20__28_var_29__20_2" svg:stroke-width="0.026cm" svg:stroke-color="#000000" draw:stroke-linejoin="miter" draw:fill="solid" draw:fill-color="#ffffff" draw:textarea-horizontal-align="left" draw:textarea-vertical-align="top" draw:auto-grow-height="false" fo:min-height="7.176cm" fo:min-width="6.75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50" style:family="graphic">
      <style:graphic-properties fo:margin-left="0cm" fo:margin-right="0cm" fo:margin-top="0cm" fo:margin-bottom="0cm" style:run-through="foreground" style:wrap="run-through" style:number-wrapped-paragraphs="no-limit" style:vertical-pos="from-top" style:horizontal-pos="from-left" style:horizontal-rel="char"/>
    </style:style>
    <style:style style:name="gr5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2" style:family="graphic">
      <style:graphic-properties draw:stroke="solid" svg:stroke-width="0.212cm" svg:stroke-color="#000000" draw:stroke-linejoin="miter" draw:fill="none" draw:fill-color="#ffffff" draw:textarea-horizontal-align="left" draw:textarea-vertical-align="top" draw:auto-grow-height="false" fo:min-height="2.215cm" fo:min-width="0.96cm" fo:padding-top="0.229cm" fo:padding-bottom="0.229cm" fo:padding-left="0.441cm" fo:padding-right="0.441cm" fo:wrap-option="wrap" draw:shadow-color="#808080" style:run-through="foreground"/>
    </style:style>
    <style:style style:name="gr53" style:family="graphic">
      <style:graphic-properties draw:stroke="solid" svg:stroke-width="0.079cm" svg:stroke-color="#ff0000"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4"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style:style style:name="gr55" style:family="graphic">
      <style:graphic-properties draw:stroke="dash" draw:stroke-dash="Dashed_20__28_var_29__20_2" svg:stroke-width="0.079cm" svg:stroke-color="#0000ff"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dash" draw:stroke-dash="Dot" svg:stroke-width="0.079cm" svg:stroke-color="#0000ff"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7" style:family="graphic">
      <style:graphic-properties draw:stroke="solid" svg:stroke-width="0.079cm" svg:stroke-color="#0000ff" draw:marker-end="msArrowEnd_20_5" draw:marker-end-width="0.23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8" style:family="graphic">
      <style:graphic-properties draw:stroke="solid" svg:stroke-width="0.212cm" svg:stroke-color="#000000" draw:stroke-linejoin="miter" draw:fill="none" draw:fill-color="#ffffff" draw:textarea-horizontal-align="left" draw:textarea-vertical-align="top" draw:auto-grow-height="false" fo:min-height="2.215cm" fo:min-width="0.173cm" fo:padding-top="0.229cm" fo:padding-bottom="0.229cm" fo:padding-left="0.441cm" fo:padding-right="0.441cm" fo:wrap-option="wrap" draw:shadow-color="#808080" style:run-through="foreground"/>
    </style:style>
    <style:style style:name="gr59" style:family="graphic">
      <style:graphic-properties draw:stroke="solid" svg:stroke-width="0.026cm" svg:stroke-color="#000000" draw:marker-start="Стили_20_стрелок_20_29" draw:marker-start-width="0.212cm" draw:marker-start-center="false" draw:marker-end="Стили_20_стрелок_20_30"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0"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1"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095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093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086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10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092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solid" svg:stroke-width="0.053cm" svg:stroke-color="#000000" draw:stroke-linejoin="miter" draw:fill="solid" draw:fill-color="#ffffff" draw:textarea-vertical-align="top" draw:auto-grow-height="false" fo:min-height="0cm" fo:min-width="0cm" fo:padding-top="0.125cm" fo:padding-bottom="0.125cm" fo:padding-left="0.25cm" fo:padding-right="0.25cm" fo:wrap-option="wrap" fo:margin-left="0.079cm" fo:margin-right="0.079cm" fo:margin-top="0.09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68" style:family="graphic">
      <style:graphic-properties draw:stroke="none" svg:stroke-width="0cm" draw:fill="none" draw:textarea-vertical-align="top" draw:auto-grow-height="false" fo:min-height="11.382cm" fo:min-width="15.441cm" style:run-through="background"/>
    </style:style>
    <style:style style:name="gr69" style:family="graphic">
      <style:graphic-properties style:run-through="background"/>
    </style:style>
    <style:style style:name="gr70" style:family="graphic">
      <style:graphic-properties draw:stroke="none" svg:stroke-width="0cm" draw:fill="solid" draw:fill-color="#ffffff" draw:textarea-vertical-align="top" draw:auto-grow-height="false" fo:min-height="0.861cm" fo:padding-top="0.127cm" fo:padding-bottom="0.127cm" fo:padding-left="0.254cm" fo:padding-right="0.254cm" style:run-through="background"/>
      <style:paragraph-properties style:writing-mode="lr-tb"/>
    </style:style>
    <style:style style:name="gr71" style:family="graphic">
      <style:graphic-properties draw:stroke="dash" draw:stroke-dash="Dashed_20__28_var_29__20_1" svg:stroke-width="0cm" svg:stroke-color="#000000" draw:stroke-linejoin="round" svg:stroke-linecap="butt" draw:fill="solid" draw:fill-color="#ffffff" draw:textarea-horizontal-align="center" draw:textarea-vertical-align="top" draw:auto-grow-height="false" style:run-through="background"/>
    </style:style>
    <style:style style:name="gr72" style:family="graphic">
      <style:graphic-properties draw:stroke="solid" svg:stroke-width="0.053cm" svg:stroke-color="#000000" draw:stroke-linejoin="miter" svg:stroke-linecap="butt" draw:fill="solid" draw:fill-color="#ffffff" draw:textarea-vertical-align="top" draw:auto-grow-height="false" fo:min-height="0.231cm" fo:min-width="0.226cm" fo:padding-top="0.026cm" fo:padding-bottom="0.026cm" fo:padding-left="0.026cm" fo:padding-right="0.026cm" style:run-through="background"/>
    </style:style>
    <style:style style:name="gr73" style:family="graphic">
      <style:graphic-properties draw:stroke="solid" svg:stroke-width="0.053cm" svg:stroke-color="#00000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74" style:family="graphic">
      <style:graphic-properties draw:stroke="solid" svg:stroke-width="0.053cm" svg:stroke-color="#000000" draw:marker-start="msArrowEnd_20_5" draw:marker-start-width="0.21cm" draw:marker-start-center="false"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75" style:family="graphic">
      <style:graphic-properties draw:stroke="solid" svg:stroke-width="0cm" svg:stroke-color="#000000" draw:marker-start="msArrowEnd_20_5" draw:marker-start-width="0.21cm" draw:marker-start-center="false" draw:marker-end="msArrowEnd_20_5" draw:marker-end-width="0.21cm" draw:marker-end-center="false" draw:stroke-linejoin="round" svg:stroke-linecap="butt" draw:fill="solid" draw:fill-color="#ffffff" draw:textarea-horizontal-align="center" draw:textarea-vertical-align="top" draw:auto-grow-height="false" style:run-through="background"/>
    </style:style>
    <style:style style:name="gr76"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77" style:family="graphic">
      <style:graphic-properties draw:stroke="none" svg:stroke-width="0cm" draw:fill="solid" draw:fill-color="#ffffff" draw:textarea-vertical-align="top" draw:auto-grow-height="false" fo:min-height="0.573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Пономарев <text:span text:style-name="T4">Егор. ИСТ91</text:span></text:p>
      <text:p text:style-name="P2"><text:span text:style-name="T1"/></text:p>
      <text:p text:style-name="P2"><text:span text:style-name="T1">Непреднамеренные помехи и причины их возникновения.</text:span></text:p>
      <text:p text:style-name="P2"><text:span text:style-name="T1"/></text:p>
      <text:p text:style-name="P2"><text:span text:style-name="T1"/></text:p>
      <text:p text:style-name="Standard">Под помехой подразумевается воздействие нежелательной энергии, вызванной одним или несколькими излучениями, радиациями или индукциями, в системе радиосвязи, проявляющееся в ухудшении ее качества, ведущего к ошибкам или потерям информации (слайд 2).</text:p>
      <text:p text:style-name="Text_20_body_20_indent"><text:s text:c="5"/>Основными причинами возникновения непреднамеренных радиопомех между РЭС при их совместном использовании являются:</text:p>
      <text:list xml:id="list1686558536" text:style-name="L1">
        <text:list-item>
          <text:p text:style-name="P24"><text:s text:c="5"/>загруженность радиочастотного спектра;</text:p>
        </text:list-item>
        <text:list-item>
          <text:p text:style-name="P24"><text:s text:c="5"/>высокая плотность размещения <text:s/>РЭС на территории;</text:p>
        </text:list-item>
        <text:list-item>
          <text:p text:style-name="P24"><text:s text:c="5"/>технические несовершенства РЭС, проявляющиеся в том, что РЭС излучают радиосигналы и могут воспринимать воздействие радиоизлучений не только на частотах настройки и в направлении ориентации главных лепестков диаграмм направленности антенн, но и за их пределами;</text:p>
        </text:list-item>
        <text:list-item>
          <text:p text:style-name="P24"><text:s text:c="5"/>технические недостатки систем электропитания, приводящее к излучению электромагнитных излучений, не предназначенных к передаче информации;</text:p>
        </text:list-item>
        <text:list-item>
          <text:p text:style-name="P24">недостаточная согласованность в использовании <text:s/>РЭС между различными видами ВС, родами войск и специальных войск, другими министерствами и ведомствами.</text:p>
        </text:list-item>
      </text:list>
      <text:p text:style-name="P1"><text:span text:style-name="T5"><text:s text:c="5"/>Наряду с указанными</text:span><text:span text:style-name="T6"> причинами возникновения непреднамеренных радиопомех они могут появиться и в результате воздействия природных явлений (грозовых разрядов, северных сияний и т. д.), промышленных электроустановок, а также из-за <text:s/>работы соседних радиоэлектронных средств.</text:span></text:p>
      <text:p text:style-name="P1"><text:span text:style-name="T6"/></text:p>
      <text:p text:style-name="P22"><text:span text:style-name="T1">Уравнение радиоподавления.</text:span></text:p>
      <text:p text:style-name="P22"><text:span text:style-name="T1"/></text:p>
      <text:p text:style-name="P4"><text:span text:style-name="T12"><text:s text:c="2"/></text:span><text:span text:style-name="T5">Рассмотрим простейшую схему создания помех радиолинии (слайд <text:s/>3):</text:span></text:p>
      <text:p text:style-name="P4"><text:soft-page-break/><draw:g text:anchor-type="as-char" draw:z-index="0" draw:name="Полотно 40" draw:style-name="gr67"><draw:custom-shape draw:style-name="gr68" draw:text-style-name="P37" svg:width="15.442cm" svg:height="11.383cm" svg:x="0cm" svg:y="0cm"><text:p/><draw:enhanced-geometry draw:type="mso-spt75"/></draw:custom-shape><draw:g draw:name="Group 5_1" draw:style-name="gr69"><draw:frame draw:name="Text Box 6_1" draw:style-name="gr70" draw:text-style-name="P38" svg:width="0.837cm" svg:height="0.862cm" svg:x="7.158cm" svg:y="9.934cm"><draw:text-box><text:p><text:span text:style-name="T26">С</text:span></text:p></draw:text-box></draw:frame><draw:ellipse draw:name="Oval 7_1" draw:style-name="gr71" draw:text-style-name="P39" svg:width="1.232cm" svg:height="0.602cm" draw:transform="rotate (-0.0706858347057706) translate (6.29708333333333cm 9.653625cm)"><text:p/></draw:ellipse><draw:ellipse draw:name="Oval 8_1" draw:style-name="gr71" draw:text-style-name="P39" svg:width="1.232cm" svg:height="0.602cm" draw:transform="rotate (0.546986187575023) translate (7.48418055555556cm 10.2974444444444cm)"><text:p/></draw:ellipse><draw:ellipse draw:name="Oval 9_1" draw:style-name="gr71" draw:text-style-name="P39" svg:width="1.597cm" svg:height="0.579cm" draw:transform="rotate (-1.83119945119245) translate (7.54591666666667cm 8.415375cm)"><text:p/></draw:ellipse><draw:ellipse draw:name="Oval 10_1" draw:style-name="gr71" draw:text-style-name="P39" svg:width="1.597cm" svg:height="0.579cm" draw:transform="rotate (-0.438601241026176) translate (7.79638888888889cm 8.92690277777778cm)"><text:p/></draw:ellipse><draw:ellipse draw:name="Oval 11_1" draw:style-name="gr71" draw:text-style-name="P39" svg:width="3.066cm" svg:height="0.862cm" draw:transform="rotate (-1.18123883774976) translate (7.88105555555556cm 6.77495833333333cm)"><text:p/></draw:ellipse><draw:frame draw:name="Text Box 12_1" draw:style-name="gr70" draw:text-style-name="P38" svg:width="0.837cm" svg:height="0.862cm" svg:x="10.594cm" svg:y="2.766cm"><draw:text-box><text:p><text:span text:style-name="T26">В</text:span></text:p></draw:text-box></draw:frame><draw:frame draw:name="Text Box 13_1" draw:style-name="gr70" draw:text-style-name="P38" svg:width="0.837cm" svg:height="0.862cm" svg:x="2.328cm" svg:y="5.276cm"><draw:text-box><text:p><text:span text:style-name="T26">А</text:span></text:p></draw:text-box></draw:frame><draw:ellipse draw:name="Oval 14_1" draw:style-name="gr71" draw:text-style-name="P39" svg:width="1.597cm" svg:height="0.579cm" draw:transform="rotate (-1.06203284983855) translate (3.10620833333333cm 3.637cm)"><text:p/></draw:ellipse><draw:ellipse draw:name="Oval 15_1" draw:style-name="gr71" draw:text-style-name="P39" svg:width="1.597cm" svg:height="0.579cm" draw:transform="rotate (0.19687313962496) translate (3.05681944444444cm 5.36031944444444cm)"><text:p/></draw:ellipse><draw:ellipse draw:name="Oval 16_1" draw:style-name="gr71" draw:text-style-name="P39" svg:width="3.297cm" svg:height="1.731cm" draw:transform="rotate (-0.355698101556445) translate (7.794625cm 1.83883333333333cm)"><text:p/></draw:ellipse><draw:ellipse draw:name="Oval 17_1" draw:style-name="gr71" draw:text-style-name="P39" svg:width="3.066cm" svg:height="0.862cm" draw:transform="rotate (-0.355698101556445) translate (3.22791666666667cm 3.61583333333333cm)"><text:p/></draw:ellipse><draw:custom-shape draw:name="AutoShape 18_1" draw:style-name="gr72" draw:text-style-name="P38" svg:width="0.558cm" svg:height="0.567cm" svg:x="2.769cm" svg:y="4.78cm"><text:p/><draw:enhanced-geometry svg:viewBox="0 0 21600 21600" draw:glue-points="10800 0 5400 10800 10800 21600 16200 10800" draw:text-areas="5400 10800 16200 21600" draw:type="flowchart-extract" draw:enhanced-path="M 10800 0 L 21600 21600 0 21600 10800 0 Z N"/></draw:custom-shape><draw:rect draw:name="Rectangle 19_1" draw:style-name="gr73" draw:text-style-name="P39" svg:width="0.837cm" svg:height="0.288cm" svg:x="10.037cm" svg:y="2.526cm"><text:p/></draw:rect><draw:line draw:name="Line 20_1" draw:style-name="gr73" draw:text-style-name="P39" svg:x1="10.363cm" svg:y1="1.905cm" svg:x2="10.642cm" svg:y2="2.193cm"><text:p/></draw:line><draw:line draw:name="Line 21_1" draw:style-name="gr74" draw:text-style-name="P39" svg:x1="10.677cm" svg:y1="2.359cm" svg:x2="10.277cm" svg:y2="2.358cm"><text:p/></draw:line><draw:line draw:name="Line 22_1" draw:style-name="gr73" draw:text-style-name="P39" svg:x1="10.499cm" svg:y1="2.336cm" svg:x2="10.5cm" svg:y2="2.048cm"><text:p/></draw:line><draw:line draw:name="Line 23_1" draw:style-name="gr75" draw:text-style-name="P39" svg:x1="3.304cm" svg:y1="2.836cm" svg:x2="9.991cm" svg:y2="5.131cm"><text:p/></draw:line><draw:custom-shape draw:name="AutoShape 24_1" draw:style-name="gr72" draw:text-style-name="P38" svg:width="0.558cm" svg:height="0.567cm" svg:x="7.251cm" svg:y="9.37cm"><text:p/><draw:enhanced-geometry svg:viewBox="0 0 21600 21600" draw:glue-points="10800 0 5400 10800 10800 21600 16200 10800" draw:text-areas="5400 10800 16200 21600" draw:type="flowchart-extract" draw:enhanced-path="M 10800 0 L 21600 21600 0 21600 10800 0 Z N"/></draw:custom-shape><draw:line draw:name="Line 25_1" draw:style-name="gr73" draw:text-style-name="P39" svg:x1="7.809cm" svg:y1="9.075cm" svg:x2="7.811cm" svg:y2="9.361cm"><text:p/></draw:line><draw:line draw:name="Line 26_1" draw:style-name="gr74" draw:text-style-name="P39" svg:x1="7.809cm" svg:y1="9.073cm" svg:x2="8.088cm" svg:y2="9.361cm"><text:p/></draw:line><draw:line draw:name="Line 27_1" draw:style-name="gr73" draw:text-style-name="P39" svg:x1="7.528cm" svg:y1="9.073cm" svg:x2="7.807cm" svg:y2="9.361cm"><text:p/></draw:line><draw:g draw:name="Group 28_1" draw:style-name="gr69"><draw:line draw:name="Line 29_1" draw:style-name="gr73" draw:text-style-name="P39" svg:x1="3.327cm" svg:y1="4.512cm" svg:x2="3.329cm" svg:y2="4.798cm"><text:p/></draw:line><draw:line draw:name="Line 30_1" draw:style-name="gr74" draw:text-style-name="P39" svg:x1="3.327cm" svg:y1="4.51cm" svg:x2="3.606cm" svg:y2="4.798cm"><text:p/></draw:line><draw:line draw:name="Line 31_1" draw:style-name="gr73" draw:text-style-name="P39" svg:x1="3.048cm" svg:y1="4.51cm" svg:x2="3.327cm" svg:y2="4.798cm"><text:p/></draw:line></draw:g><draw:line draw:name="Line 32_1" draw:style-name="gr73" draw:text-style-name="P39" svg:x1="7.391cm" svg:y1="9.041cm" svg:x2="7.39cm" svg:y2="9.441cm"><text:p/></draw:line><draw:line draw:name="Line 33_1" draw:style-name="gr74" draw:text-style-name="P39" svg:x1="7.064cm" svg:y1="9.017cm" svg:x2="7.063cm" svg:y2="9.417cm"><text:p/></draw:line><draw:line draw:name="Line 34_1" draw:style-name="gr73" draw:text-style-name="P39" svg:x1="7.37cm" svg:y1="9.218cm" svg:x2="7.082cm" svg:y2="9.217cm"><text:p/></draw:line><draw:line draw:name="Line 35_1" draw:style-name="gr76" draw:text-style-name="P39" svg:x1="7.528cm" svg:y1="3.064cm" svg:x2="10.313cm" svg:y2="9.086cm"><text:p/></draw:line><draw:frame draw:name="Text Box 36_1" draw:style-name="gr77" draw:text-style-name="P38" svg:width="0.558cm" svg:height="0.574cm" svg:x="8.782cm" svg:y="5.537cm"><draw:text-box><text:p><text:span text:style-name="T27">Dп</text:span></text:p></draw:text-box></draw:frame><draw:frame draw:name="Text Box 37_1" draw:style-name="gr77" draw:text-style-name="P38" svg:width="0.558cm" svg:height="0.574cm" svg:x="6.484cm" svg:y="3.627cm"><draw:text-box><text:p><text:span text:style-name="T27">Dс</text:span></text:p></draw:text-box></draw:frame></draw:g></draw:g></text:p>
      <text:p text:style-name="P11"/>
      <text:p text:style-name="P11"/>
      <text:p text:style-name="P4"><text:span text:style-name="T5"><text:s text:c="5"/>Мощность полезного сигнала <text:s/>на входе приемника равна:</text:span></text:p>
      <text:p text:style-name="P4"><text:span text:style-name="T12"><text:s text:c="94"/>Р</text:span><text:span text:style-name="T17">пс</text:span><text:span text:style-name="T12"> </text:span><text:span text:style-name="T14">G</text:span><text:span text:style-name="T17">пс</text:span><text:span text:style-name="T12"> </text:span><text:span text:style-name="T14">G</text:span><text:span text:style-name="T17">пр</text:span><text:span text:style-name="T12"> λ</text:span><text:span text:style-name="T18">2</text:span><text:span text:style-name="T12"> <text:s/></text:span></text:p>
      <text:p text:style-name="P4"><text:span text:style-name="T12"><text:s text:c="65"/>Р</text:span><text:span text:style-name="T17">св</text:span><text:span text:style-name="T12"> </text:span><text:span text:style-name="T17">вх</text:span><text:span text:style-name="T12"> = ----------------------- <text:s text:c="7"/></text:span><text:span text:style-name="T5">(1)</text:span></text:p>
      <text:p text:style-name="P7"><text:span text:style-name="T12"><text:s text:c="54"/>4 π D</text:span><text:span text:style-name="T17">c</text:span><text:span text:style-name="T18">2</text:span></text:p>
      <text:p text:style-name="P4"><text:span text:style-name="T5"><text:s text:c="6"/>где </text:span><text:span text:style-name="T12">Р</text:span><text:span text:style-name="T17">пс <text:s/></text:span><text:span text:style-name="T5">– мощность передатчика <text:s/>противника;</text:span></text:p>
      <text:p text:style-name="P4"><text:span text:style-name="T12"><text:s text:c="10"/></text:span><text:span text:style-name="T14">G</text:span><text:span text:style-name="T17">пс </text:span><text:span text:style-name="T5">и</text:span><text:span text:style-name="T12"> </text:span><text:span text:style-name="T14">G</text:span><text:span text:style-name="T17">пр </text:span><text:span text:style-name="T5">– коэффициенты усиления антенн передатчика противника (в направлении на приемник) и приемника (в направлении на передатчик) соответственно;</text:span></text:p>
      <text:p text:style-name="P4"><text:span text:style-name="T12"><text:s text:c="6"/>λ – </text:span><text:span text:style-name="T5">коэффициент, учитывающий условия распространения радиоволн, зависящий от местности (подстилающей поверхности);</text:span></text:p>
      <text:p text:style-name="P4"><text:span text:style-name="T12"><text:s text:c="6"/>D</text:span><text:span text:style-name="T17">c </text:span><text:span text:style-name="T12">– </text:span><text:span text:style-name="T5">расстояние между передатчиком и приемником противника.</text:span></text:p>
      <text:p text:style-name="P4"><text:span text:style-name="T5"><text:s text:c="7"/>Мощность помехи на входе приемника равна:</text:span></text:p>
      <text:p text:style-name="P4"><draw:custom-shape text:anchor-type="paragraph" draw:z-index="1" draw:name="Равнобедренный треугольник 6" draw:style-name="gr66" draw:text-style-name="P36" svg:width="0.318cm" svg:height="0.318cm" svg:x="12.831cm" svg:y="0.143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5"><text:s text:c="93"/></text:span><text:span text:style-name="T12">Р</text:span><text:span text:style-name="T17">пп</text:span><text:span text:style-name="T12"> </text:span><text:span text:style-name="T14">G</text:span><text:span text:style-name="T17">пп</text:span><text:span text:style-name="T12"> λ</text:span><text:span text:style-name="T18">2</text:span><text:span text:style-name="T12"> ν</text:span><text:span text:style-name="T17">п <text:s text:c="3"/></text:span><text:span text:style-name="T12"><text:s text:c="3"/></text:span><text:span text:style-name="T14">F</text:span><text:span text:style-name="T17">пр</text:span></text:p>
      <text:p text:style-name="P4"><text:span text:style-name="T12"><text:s text:c="65"/>Р</text:span><text:span text:style-name="T17">п</text:span><text:span text:style-name="T12"> </text:span><text:span text:style-name="T17">вх</text:span><text:span text:style-name="T12"> = ----------------------------- <text:s text:c="7"/></text:span><text:span text:style-name="T5">(2)</text:span></text:p>
      <text:p text:style-name="P7"><draw:custom-shape text:anchor-type="paragraph" draw:z-index="2" draw:name="Равнобедренный треугольник 5" draw:style-name="gr65" draw:text-style-name="P36" svg:width="0.318cm" svg:height="0.318cm" svg:x="12.01cm" svg:y="0.145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12"><text:s text:c="54"/>4 π D</text:span><text:span text:style-name="T17">п</text:span><text:span text:style-name="T18">2 <text:s text:c="4"/></text:span><text:span text:style-name="T14">f</text:span><text:span text:style-name="T17">п</text:span></text:p>
      <text:p text:style-name="P4"><text:span text:style-name="T5"><text:s text:c="6"/>где </text:span><text:span text:style-name="T12">Р</text:span><text:span text:style-name="T17">пп <text:s/></text:span><text:span text:style-name="T5">– мощность передатчика <text:s/>помех;</text:span></text:p>
      <text:p text:style-name="P4"><text:span text:style-name="T12"><text:s text:c="10"/></text:span><text:span text:style-name="T14">G</text:span><text:span text:style-name="T17">пп </text:span><text:span text:style-name="T5">– коэффициенты усиления антенны передатчика помех (в направлении на приемник противника);</text:span></text:p>
      <text:p text:style-name="P3"><text:span text:style-name="T18"><text:s text:c="16"/></text:span><text:span text:style-name="T12">ν</text:span><text:span text:style-name="T17">п </text:span><text:span text:style-name="T12">– </text:span><text:span text:style-name="T5">коэффициент, учитывающий различие поляризаций помехи и сигнала;</text:span></text:p>
      <text:p text:style-name="P3"><draw:custom-shape text:anchor-type="paragraph" draw:z-index="3" draw:name="Равнобедренный треугольник 4" draw:style-name="gr64" draw:text-style-name="P36" svg:width="0.318cm" svg:height="0.318cm" svg:x="1.348cm" svg:y="0.127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12"><text:s text:c="14"/></text:span><text:span text:style-name="T14">F</text:span><text:span text:style-name="T17">пр </text:span><text:span text:style-name="T12">– </text:span><text:span text:style-name="T5">полоса пропускания приемника;</text:span></text:p>
      <text:p text:style-name="P3"><text:span text:style-name="T5"><text:s text:c="12"/></text:span><text:span text:style-name="T12">D</text:span><text:span text:style-name="T17">п <text:s/></text:span><text:span text:style-name="T12">– </text:span><text:span text:style-name="T5">расстояние между передатчиком помех и приемником противника;</text:span></text:p>
      <text:p text:style-name="P18"><draw:custom-shape text:anchor-type="paragraph" draw:z-index="4" draw:name="Равнобедренный треугольник 3" draw:style-name="gr63" draw:text-style-name="P36" svg:width="0.318cm" svg:height="0.318cm" svg:x="1.268cm" svg:y="0.166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12"><text:s text:c="13"/></text:span><text:span text:style-name="T14">f</text:span><text:span text:style-name="T17">п </text:span><text:span text:style-name="T12">– </text:span><text:span text:style-name="T5">полоса частот помехового сигнала.</text:span></text:p>
      <text:p text:style-name="P23"/>
      <text:p text:style-name="P4"><text:soft-page-break/><text:span text:style-name="T12"><text:s text:c="5"/></text:span><text:span text:style-name="T5">Поскольку отношением </text:span><text:span text:style-name="T12">Р</text:span><text:span text:style-name="T17">п</text:span><text:span text:style-name="T12"> </text:span><text:span text:style-name="T17">вх <text:s/></text:span><text:span text:style-name="T5">к</text:span><text:span text:style-name="T12"> Р</text:span><text:span text:style-name="T17">св</text:span><text:span text:style-name="T12"> </text:span><text:span text:style-name="T17">вх <text:s/></text:span><text:span text:style-name="T5">определяется значение коэффициента подавления:</text:span></text:p>
      <text:p text:style-name="P9"><text:span text:style-name="T12"><text:s text:c="58"/>Р</text:span><text:span text:style-name="T17">п</text:span><text:span text:style-name="T12"> </text:span><text:span text:style-name="T17">вх <text:s/></text:span></text:p>
      <text:p text:style-name="P8"><text:span text:style-name="T12">К </text:span><text:span text:style-name="T17">п</text:span><text:span text:style-name="T12"> = ------------- <text:s text:c="14"/>(3),</text:span></text:p>
      <text:p text:style-name="P9"><text:span text:style-name="T12"><text:s text:c="58"/>Р</text:span><text:span text:style-name="T17">св</text:span><text:span text:style-name="T12"> </text:span><text:span text:style-name="T17">вх <text:s/></text:span></text:p>
      <text:p text:style-name="P4"><text:span text:style-name="T5"><text:s text:c="6"/>то подставив значения </text:span><text:span text:style-name="T12">Р</text:span><text:span text:style-name="T17">п</text:span><text:span text:style-name="T12"> </text:span><text:span text:style-name="T17">вх <text:s/></text:span><text:span text:style-name="T5">и</text:span><text:span text:style-name="T12"> Р</text:span><text:span text:style-name="T17">св</text:span><text:span text:style-name="T12"> </text:span><text:span text:style-name="T17">вх </text:span><text:span text:style-name="T5">,полученные из формул (1) и (2), в формулу (3), получим </text:span><text:span text:style-name="T9">уравнение радиоподавления:</text:span></text:p>
      <text:p text:style-name="P13"/>
      <text:p text:style-name="P4"><draw:custom-shape text:anchor-type="paragraph" draw:z-index="5" draw:name="Равнобедренный треугольник 2" draw:style-name="gr62" draw:text-style-name="P36" svg:width="0.318cm" svg:height="0.318cm" svg:x="10.052cm" svg:y="0.173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12"><text:s text:c="39"/>Р</text:span><text:span text:style-name="T17">п</text:span><text:span text:style-name="T12"> </text:span><text:span text:style-name="T17">вх <text:s text:c="14"/></text:span><text:span text:style-name="T12">Р</text:span><text:span text:style-name="T17">пп</text:span><text:span text:style-name="T12"> </text:span><text:span text:style-name="T14">G</text:span><text:span text:style-name="T17">пп </text:span><text:span text:style-name="T12">D</text:span><text:span text:style-name="T17">cв</text:span><text:span text:style-name="T18">2 </text:span><text:span text:style-name="T12">ν</text:span><text:span text:style-name="T17">п <text:s text:c="6"/></text:span><text:span text:style-name="T14">F</text:span><text:span text:style-name="T17">пр</text:span></text:p>
      <text:p text:style-name="P8"><text:span text:style-name="T12">К </text:span><text:span text:style-name="T17">п</text:span><text:span text:style-name="T12"> = ------------- = ------------------------------- <text:s text:c="11"/>(4),</text:span></text:p>
      <text:p text:style-name="P18"><draw:custom-shape text:anchor-type="paragraph" draw:z-index="6" draw:name="Равнобедренный треугольник 1" draw:style-name="gr61" draw:text-style-name="P36" svg:width="0.318cm" svg:height="0.318cm" svg:x="9.761cm" svg:y="0.148cm"><text:p/><draw:enhanced-geometry draw:mirror-horizontal="tru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span text:style-name="T12"><text:s text:c="39"/>Р</text:span><text:span text:style-name="T17">св</text:span><text:span text:style-name="T12"> </text:span><text:span text:style-name="T17">вх <text:s text:c="18"/></text:span><text:span text:style-name="T12">Р</text:span><text:span text:style-name="T17">пс </text:span><text:span text:style-name="T14">G</text:span><text:span text:style-name="T17">пс </text:span><text:span text:style-name="T12">D</text:span><text:span text:style-name="T17">п</text:span><text:span text:style-name="T18">2 <text:s text:c="5"/></text:span><text:span text:style-name="T14">f</text:span><text:span text:style-name="T17">п </text:span><text:span text:style-name="T14">G</text:span><text:span text:style-name="T17">пр</text:span></text:p>
      <text:p text:style-name="P10"/>
      <text:p text:style-name="P19">Особенности распространения радиоволн различных диапазонов частот.</text:p>
      <text:p text:style-name="P19"/>
      <text:p text:style-name="P19"/>
      <text:p text:style-name="P17"/>
      <text:p text:style-name="P4"><text:span text:style-name="T5"><text:s text:c="5"/>Связь с использованием радиоволн </text:span><text:span text:style-name="T7">длинноволнового диапазона</text:span><text:span text:style-name="T5"> организуется, главным образом, земными волнами, которые хорошо огибают поверхность земли. Но Земля поглощает энергию радиоволн, поэтому по мере удаления от длинноволнового передатчика уровень сигнала постепенно уменьшается, вплоть до его полного затухания. Поэтому мощность длинноволновых передатчиков должна быть значительной.</text:span></text:p>
      <text:p text:style-name="P4"><text:span text:style-name="T7"><text:s text:c="5"/>Средние волны</text:span><text:span text:style-name="T5"> хуже огибают поверхность Земли и сильнее, чем длинные волны, поглощаются ею. Этим объясняется меньшая <text:s/>«дальнобойность» средневолновых радиостанций (по сравнению с длинноволновыми). Чтобы повысить дальность средневолновой связи необходимы большие (относительно длинноволновых) мощности средневолновых передатчиков.</text:span></text:p>
      <text:p text:style-name="P4"><text:span text:style-name="T5"><text:s text:c="5"/>Следует заметить, что в вечернее и ночное время передачи длинноволновых и средневолновых радиостанций можно слышать на большие (относительно дневного времени) расстояния. Дело в том, что излучаемые по углом к Земле длинные и средние радиоволны днем бесследно теряются, а после захода Солнца нижний слой ионосферы искривляет их путь так, что они возвращаются к Земле на таких расстояниях, на которых прием поверхностных волн невозможен. <text:s/></text:span></text:p>
      <text:p text:style-name="P4"><text:span text:style-name="T5"><text:s text:c="5"/>Радиоволны </text:span><text:span text:style-name="T7">КВ диапазона</text:span><text:span text:style-name="T5"> сильно поглощаются Землей и значительно хуже (чем длинные и средние волны) огибают ее поверхность. Поэтому уже в нескольких десятках километрах от КВ радиопередатчиков их поверхностные волны затухают. Зато пространственные КВ радиоволны могут быть обнаружены <text:s/>в тысячах километрах от источников радиоизлучения (слайд 4).</text:span></text:p>
      <text:p text:style-name="P4"><text:span text:style-name="T5"><text:s text:c="6"/>Искривление (преломление) пути распространения пространственной КВ радиоволны происходит в ионосфере, вплоть до ее отражения. Отраженная от ионосферы КВ радиоволна может быть принята на значительном (от передающей станции) расстоянии. Следует также заметить, <text:s/>что отраженная от ионосферы КВ радиоволна, попадая на поверхность Земли, может отражаться ею и вновь направиться под углом вверх, а затем снова отразиться ионосферой. </text:span><text:soft-page-break/><text:span text:style-name="T5">Таких «скачков» может быть несколько, что позволяет (при определенных условиях) обеспечить «кругосветное путешествие» КВ радиоволны. </text:span></text:p>
      <text:p text:style-name="P4"><text:span text:style-name="T5"><text:s text:c="5"/>При организации КВ радиосвязи необходимо учитывать возможность возникновения </text:span><text:span text:style-name="T10">мертвой зоны</text:span><text:span text:style-name="T11"> </text:span><text:span text:style-name="T5">(</text:span><text:span text:style-name="T11">зоны молчания</text:span><text:span text:style-name="T5">) которая объясняется тем, что поглощение земной волны поверхностью Земли зачастую не позволяет обеспечить связь на требуемое расстояние, а отраженная ионосферой пространственная волна приходит на поверхность значительно дальше точки приема.</text:span></text:p>
      <text:p text:style-name="P4"><text:span text:style-name="T5"><text:s text:c="6"/>Рассматривая условия распространения КВ радиоволн необходимо учитывать и возможные замирания сигнала в точке приема, которые объясняются явлением интерференции, рассмотренном в 1-м вопросе. В <text:s/>точку приема могут прийти как несколько пространственных волн, так и поверхностная волна, которые накладываются друг на друга. Так как указанные волны приходят различными путями, то их фазы не совпадают, что ведет, как правило, <text:s/>к <text:s/>замиранию принимаемого сигнала. </text:span></text:p>
      <text:p text:style-name="P10"/>
      <text:p text:style-name="P20"><draw:custom-shape text:anchor-type="char" draw:z-index="9" draw:style-name="gr49" draw:text-style-name="P31" svg:width="10.796cm" svg:height="10.796cm" svg:x="0cm" svg:y="2.0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style-name="gr48" draw:text-style-name="P34" svg:width="6.668cm" svg:height="6.372cm" svg:x="2.09cm" svg:y="4.387cm"><text:p/><draw:enhanced-geometry svg:viewBox="0 0 21600 21600" draw:glue-points="10800 0 3163 3163 0 10800 3163 18437 10800 21600 18437 18437 21600 10800 18437 3163" draw:text-areas="3163 3163 18437 18437" draw:type="ellipse" draw:enhanced-path="U 10800 10800 10800 10800 0 360 Z N"/></draw:custom-shape><draw:g text:anchor-type="char" draw:z-index="11" draw:style-name="gr1"><draw:custom-shape draw:style-name="gr6" draw:text-style-name="P30" svg:width="0.636cm" svg:height="0.636cm" draw:transform="rotate (0.968134136081254) translate (1.82915277777778cm 5.9337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2.056cm" svg:y1="5.726cm" svg:x2="1.819cm" svg:y2="5.345cm"><text:p/></draw:line><draw:line draw:style-name="gr5" draw:text-style-name="P29" svg:x1="2.106cm" svg:y1="5.357cm" svg:x2="1.869cm" svg:y2="4.976cm"><text:p/></draw:line><draw:line draw:style-name="gr4" draw:text-style-name="P29" svg:x1="1.795cm" svg:y1="5.312cm" svg:x2="2.104cm" svg:y2="5.384cm"><text:p/></draw:line></draw:g></draw:g><draw:line text:anchor-type="char" draw:z-index="12" draw:style-name="gr47" draw:text-style-name="P29" svg:x1="2.434cm" svg:y1="5.763cm" svg:x2="4.022cm" svg:y2="2.27cm"><text:p/></draw:line><draw:line text:anchor-type="char" draw:z-index="13" draw:style-name="gr46" draw:text-style-name="P29" svg:x1="3.969cm" svg:y1="2.27cm" svg:x2="7.144cm" svg:y2="4.81cm"><text:p/></draw:line><draw:line text:anchor-type="char" draw:z-index="14" draw:style-name="gr45" draw:text-style-name="P29" svg:x1="2.381cm" svg:y1="5.761cm" svg:x2="3.175cm" svg:y2="2.348cm"><text:p/></draw:line><draw:line text:anchor-type="char" draw:z-index="15" draw:style-name="gr45" draw:text-style-name="P29" svg:x1="3.175cm" svg:y1="2.35cm" svg:x2="7.144cm" svg:y2="4.811cm"><text:p/></draw:line><draw:line text:anchor-type="char" draw:z-index="16" draw:style-name="gr44" draw:text-style-name="P29" svg:x1="2.381cm" svg:y1="5.761cm" svg:x2="2.857cm" svg:y2="2.665cm"><text:p/></draw:line><draw:line text:anchor-type="char" draw:z-index="17" draw:style-name="gr43" draw:text-style-name="P29" svg:x1="2.858cm" svg:y1="2.667cm" svg:x2="7.144cm" svg:y2="4.81cm"><text:p/></draw:line><draw:custom-shape text:anchor-type="char" draw:z-index="18" draw:style-name="gr42" draw:text-style-name="P32" svg:width="2.229cm" svg:height="2.541cm" draw:transform="rotate (1.22260314102203) translate (2.50119444444444cm 5.70970833333333cm)"><text:p/><draw:enhanced-geometry svg:viewBox="10799 0 9472 10800" draw:type="mso-spt100" draw:modifiers="-90 -28.7059631347656"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char" draw:z-index="19" draw:style-name="gr41" draw:text-style-name="P29" svg:x1="4.366cm" svg:y1="4.096cm" svg:x2="4.684cm" svg:y2="4.096cm"><text:p/></draw:line><draw:custom-shape text:anchor-type="char" draw:z-index="20" draw:style-name="gr40" draw:text-style-name="P32" svg:width="1.237cm" svg:height="2.675cm" draw:transform="rotate (0.502480291649168) translate (4.64079166666667cm 4.56494444444444cm)"><text:p/><draw:enhanced-geometry svg:viewBox="10800 0 6037 10799" draw:type="mso-spt100" draw:modifiers="-89.7814331054687 -56.0106506347656"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char" draw:z-index="21" draw:style-name="gr39" draw:text-style-name="P29" svg:x1="7.144cm" svg:y1="4.811cm" svg:x2="10.002cm" svg:y2="4.493cm"><text:p/></draw:line><draw:line text:anchor-type="char" draw:z-index="22" draw:style-name="gr38" draw:text-style-name="P29" svg:x1="8.788cm" svg:y1="7.276cm" svg:x2="9.892cm" svg:y2="4.621cm"><text:p/></draw:line><draw:line text:anchor-type="char" draw:z-index="23" draw:style-name="gr37" draw:text-style-name="P29" svg:x1="8.731cm" svg:y1="7.297cm" svg:x2="10.319cm" svg:y2="9.572cm"><text:p/></draw:line><draw:line text:anchor-type="char" draw:z-index="24" draw:style-name="gr36" draw:text-style-name="P29" svg:x1="10.343cm" svg:y1="9.576cm" svg:x2="7.459cm" svg:y2="10.155cm"><text:p/></draw:line><draw:line text:anchor-type="char" draw:z-index="28" draw:style-name="gr32" draw:text-style-name="P29" svg:x1="2.381cm" svg:y1="11.796cm" svg:x2="2.381cm" svg:y2="8.938cm"><text:p/></draw:line><draw:line text:anchor-type="char" draw:z-index="29" draw:style-name="gr31" draw:text-style-name="P29" svg:x1="2.382cm" svg:y1="8.856cm" svg:x2="0.159cm" svg:y2="7.983cm"><text:p/></draw:line><draw:line text:anchor-type="char" draw:z-index="30" draw:style-name="gr30" draw:text-style-name="P29" svg:x1="0.053cm" svg:y1="8.01cm" svg:x2="2.276cm" svg:y2="6.105cm"><text:p/></draw:line><draw:g text:anchor-type="char" draw:z-index="60" draw:style-name="gr1"><draw:custom-shape draw:style-name="gr6" draw:text-style-name="P30" svg:width="0.636cm" svg:height="0.636cm" draw:transform="rotate (-0.495149908790792) translate (7.35894444444444cm 4.2933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7.591cm" svg:y1="4.496cm" svg:x2="7.945cm" svg:y2="4.22cm"><text:p/></draw:line><draw:line draw:style-name="gr5" draw:text-style-name="P29" svg:x1="7.962cm" svg:y1="4.506cm" svg:x2="8.316cm" svg:y2="4.23cm"><text:p/></draw:line><draw:line draw:style-name="gr4" draw:text-style-name="P29" svg:x1="7.974cm" svg:y1="4.192cm" svg:x2="7.935cm" svg:y2="4.507cm"><text:p/></draw:line></draw:g></draw:g><draw:g text:anchor-type="as-char" svg:y="0cm" draw:z-index="8" draw:style-name="gr50"><draw:rect draw:style-name="gr51" draw:text-style-name="P29" svg:width="16.193cm" svg:height="9.843cm" svg:x="0cm" svg:y="0cm"><text:p/></draw:rect><draw:custom-shape draw:style-name="gr52" draw:text-style-name="P32" svg:width="1.842cm" svg:height="2.675cm" draw:transform="rotate (0.502480291649168) translate (5.56506944444444cm 4.85775cm)"><text:p/><draw:enhanced-geometry svg:viewBox="10800 0 8997 10799" draw:type="mso-spt100" draw:modifiers="-89.7814331054687 -33.5823059082031"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7"><draw:line draw:style-name="gr53" draw:text-style-name="P29" svg:x1="11.113cm" svg:y1="3.173cm" svg:x2="12.064cm" svg:y2="3.175cm"><text:p/></draw:line><draw:frame draw:style-name="gr54" draw:text-style-name="P31" svg:width="3.493cm" svg:height="0.953cm" svg:x="12.383cm" svg:y="2.858cm"><draw:text-box><text:p text:style-name="P35"><text:span text:style-name="T24"><text:s/></text:span><text:span text:style-name="T24">-поверхностная <text:s text:c="2"/></text:span></text:p><text:p text:style-name="P35"><text:span text:style-name="T24"><text:s text:c="2"/></text:span><text:span text:style-name="T24">волна</text:span></text:p></draw:text-box></draw:frame><draw:line draw:style-name="gr55" draw:text-style-name="P29" svg:x1="11.113cm" svg:y1="4.445cm" svg:x2="12.064cm" svg:y2="4.447cm"><text:p/></draw:line><draw:line draw:style-name="gr56" draw:text-style-name="P29" svg:x1="11.113cm" svg:y1="4.798cm" svg:x2="12.064cm" svg:y2="4.8cm"><text:p/></draw:line><draw:line draw:style-name="gr57" draw:text-style-name="P29" svg:x1="11.113cm" svg:y1="5.151cm" svg:x2="12.064cm" svg:y2="5.153cm"><text:p/></draw:line><draw:frame draw:style-name="gr54" draw:text-style-name="P31" svg:width="3.881cm" svg:height="0.918cm" svg:x="12.312cm" svg:y="4.163cm"><draw:text-box><text:p text:style-name="P35"><text:span text:style-name="T24"><text:s/></text:span><text:span text:style-name="T24">-пространственные <text:s/></text:span></text:p><text:p text:style-name="P35"><text:span text:style-name="T24"><text:s text:c="2"/></text:span><text:span text:style-name="T24">волны <text:s text:c="2"/></text:span></text:p><text:p text:style-name="P35"><text:span text:style-name="T24"><text:s text:c="4"/></text:span><text:span text:style-name="T24">волна</text:span></text:p></draw:text-box></draw:frame><draw:custom-shape draw:style-name="gr58" draw:text-style-name="P32" svg:width="1.056cm" svg:height="2.675cm" draw:transform="rotate (0.306828882500603) translate (11.0507638888889cm 6.30943055555556cm)"><text:p/><draw:enhanced-geometry svg:viewBox="10800 0 5151 10799" draw:type="mso-spt100" draw:modifiers="-89.7814331054687 -61.5095825195313"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54" draw:text-style-name="P31" svg:width="3.881cm" svg:height="0.918cm" svg:x="12.312cm" svg:y="4.255cm"><draw:text-box><text:p text:style-name="P35"><text:span text:style-name="T24"><text:s/></text:span><text:span text:style-name="T24">-пространственные <text:s/></text:span></text:p><text:p text:style-name="P35"><text:span text:style-name="T24"><text:s text:c="2"/></text:span><text:span text:style-name="T24">волны <text:s text:c="2"/></text:span></text:p><text:p text:style-name="P35"><text:span text:style-name="T24"><text:s text:c="4"/></text:span><text:span text:style-name="T24">волна</text:span></text:p></draw:text-box></draw:frame><draw:frame draw:style-name="gr54" draw:text-style-name="P31" svg:width="3.881cm" svg:height="0.918cm" svg:x="12.312cm" svg:y="6.068cm"><draw:text-box><text:p text:style-name="P35"><text:span text:style-name="T24"><text:s/></text:span><text:span text:style-name="T24">-мертвая зона (зона <text:s/></text:span></text:p><text:p text:style-name="P35"><text:span text:style-name="T24"><text:s text:c="2"/></text:span><text:span text:style-name="T24">молчания)</text:span></text:p></draw:text-box></draw:frame></draw:g></draw:g></text:p>
      <text:p text:style-name="P16"><draw:line text:anchor-type="char" draw:z-index="25" draw:style-name="gr35" draw:text-style-name="P29" svg:x1="7.462cm" svg:y1="0.358cm" svg:x2="6.509cm" svg:y2="2.898cm"><text:p/></draw:line></text:p>
      <text:p text:style-name="P16"><draw:line text:anchor-type="char" draw:z-index="26" draw:style-name="gr34" draw:text-style-name="P29" svg:x1="6.429cm" svg:y1="2.252cm" svg:x2="4.524cm" svg:y2="0.347cm"><text:p/></draw:line><draw:line text:anchor-type="char" draw:z-index="27" draw:style-name="gr33" draw:text-style-name="P29" svg:x1="4.522cm" svg:y1="0.425cm" svg:x2="2.379cm" svg:y2="1.459cm"><text:p/></draw:line></text:p>
      <text:p text:style-name="P10"/>
      <text:p text:style-name="P10"/>
      <text:p text:style-name="P10"/>
      <text:p text:style-name="P10"/>
      <text:p text:style-name="P10"/>
      <text:p text:style-name="P4"><text:span text:style-name="T5"><text:s text:c="71"/></text:span></text:p>
      <text:p text:style-name="P10"/>
      <text:p text:style-name="P10"/>
      <text:p text:style-name="P10"/>
      <text:p text:style-name="P5"><text:soft-page-break/><text:span text:style-name="T5"><text:s text:c="6"/></text:span><text:span text:style-name="T7">УКВ радиоволны</text:span><text:span text:style-name="T5"> по своим свойствам наиболее близки к световым лучам. Они распространяются, в основном, прямолинейно (обладают низкой огибающей способностью) и сильно поглощаются <text:s/>Земной поверхностью. Уверенный прием УКВ радиосигналов земной волной возможен при прямой видимости (слайд 5 – </text:span><text:span text:style-name="T12">А</text:span><text:span text:style-name="T5">) между антеннами станций. Ионосфера же для УКВ радиоволн «прозрачна», то есть указанные волны практически беспрепятственно проходят через нее. Вследствие указанного, дальность УКВ радиосвязи даже при большой мощности передатчиков <text:s/>не превышает 100-200 км.</text:span></text:p>
      <text:p text:style-name="P5"><text:span text:style-name="T5"><text:s text:c="5"/>Опыт организации УКВ радиосвязи в горной местности показывает, что учет хорошей отражаемости УКВ радиоволн <text:s/>позволяет обеспечить связь на значительные расстояния даже при малой мощности передатчиков: многократное отражение УКВ радиоволн от гор в горных проходах (слайд 5 – </text:span><text:span text:style-name="T12">Б</text:span><text:span text:style-name="T5">), а также использование господствующих высот в качестве пассивных ретрансляторов (слайд 5 – </text:span><text:span text:style-name="T12">В</text:span><text:span text:style-name="T5">) позволяет обеспечить связь на закрытых трассах на значительные расстояния.</text:span></text:p>
      <text:p text:style-name="P4"><text:span text:style-name="T5"><text:s text:c="5"/>Рассматривая </text:span><text:span text:style-name="T7">дециметровые</text:span><text:span text:style-name="T5"> и </text:span><text:span text:style-name="T7">сантиметровые радиоволны </text:span><text:span text:style-name="T5"><text:s text:c="2"/>следует отметить значительную схожесть их распространения с УКВ радиоволнами. При этом требования прямой видимости более жесткие, чем для УКВ радиосвязи. Вместе с тем, мегагерцовые радиоволны, воздействуя на неоднородности тропосферы (тучи, облака), вызывают эффект тропосферного рассеивания, которое может быть принято высокочувствительными радиоприемниками, на чем и основана тропосферная связь (слайд 5 – </text:span><text:span text:style-name="T12">Г</text:span><text:span text:style-name="T5">). <text:s text:c="2"/></text:span></text:p>
      <text:p text:style-name="P10"><draw:frame draw:style-name="fr1" draw:name="Врезка1" text:anchor-type="char" svg:x="7.303cm" svg:y="0.099cm" svg:width="1.27cm" svg:height="1.27cm" draw:z-index="32"><draw:text-box><text:p text:style-name="P21">А)</text:p></draw:text-box></draw:frame><text:s text:c="5"/></text:p>
      <text:p text:style-name="P14"><draw:g text:anchor-type="char" draw:z-index="33" draw:style-name="gr1"><draw:custom-shape draw:style-name="gr6" draw:text-style-name="P30" svg:width="0.636cm" svg:height="0.636cm" draw:transform="rotate (0.187273828738992) translate (3.91936111111111cm 0.652638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4.227cm" svg:y1="0.664cm" svg:x2="4.327cm" svg:y2="0.226cm"><text:p/></draw:line><draw:line draw:style-name="gr5" draw:text-style-name="P29" svg:x1="4.521cm" svg:y1="0.438cm" svg:x2="4.621cm" svg:y2="0cm"><text:p/></draw:line><draw:line draw:style-name="gr4" draw:text-style-name="P29" svg:x1="4.332cm" svg:y1="0.186cm" svg:x2="4.501cm" svg:y2="0.455cm"><text:p/></draw:line></draw:g></draw:g><draw:line text:anchor-type="char" draw:z-index="35" draw:style-name="gr25" draw:text-style-name="P29" svg:x1="4.763cm" svg:y1="0.275cm" svg:x2="10.796cm" svg:y2="0.593cm"><text:p/></draw:line></text:p>
      <text:p text:style-name="P14"><draw:g text:anchor-type="char" draw:z-index="34" draw:style-name="gr1"><draw:custom-shape draw:style-name="gr6" draw:text-style-name="P30" svg:width="0.636cm" svg:height="0.636cm" svg:x="10.53cm" svg:y="0.50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10.83cm" svg:y1="0.57cm" svg:x2="11.01cm" svg:y2="0.159cm"><text:p/></draw:line><draw:line draw:style-name="gr5" draw:text-style-name="P29" svg:x1="11.161cm" svg:y1="0.402cm" svg:x2="11.341cm" svg:y2="-0.009cm"><text:p/></draw:line><draw:line draw:style-name="gr4" draw:text-style-name="P29" svg:x1="11.022cm" svg:y1="0.119cm" svg:x2="11.138cm" svg:y2="0.415cm"><text:p/></draw:line></draw:g></draw:g></text:p>
      <text:p text:style-name="P14"><draw:custom-shape text:anchor-type="char" draw:z-index="36" draw:style-name="gr24" draw:text-style-name="P32" svg:width="9.526cm" svg:height="1.8cm" svg:x="3.224cm" svg:y="0.053cm"><text:p/><draw:enhanced-geometry svg:viewBox="0 0 5400 1020" draw:type="non-primitive" draw:enhanced-path="M 0 570  C 180 420 360 270 540 210  C 720 150 930 240 1080 210  C 1230 180 1230 0 1440 30  C 1650 60 2100 360 2340 390  C 2580 420 2730 240 2880 210  C 3030 180 3120 180 3240 210  C 3360 240 3390 360 3600 390  C 3810 420 4230 300 4500 390  C 4770 480 5070 840 5220 930  C 5370 1020 5385 975 5400 930  N"/></draw:custom-shape></text:p>
      <text:p text:style-name="P17"/>
      <text:p text:style-name="P17"/>
      <text:p text:style-name="P17"/>
      <text:p text:style-name="P14"><draw:frame draw:style-name="fr1" draw:name="Врезка2" text:anchor-type="char" svg:x="2.646cm" svg:y="0.254cm" svg:width="1.27cm" svg:height="1.27cm" draw:z-index="54"><draw:text-box><text:p text:style-name="Standard"><text:span text:style-name="T19">Б)</text:span></text:p></draw:text-box></draw:frame></text:p>
      <text:p text:style-name="P14"><draw:frame draw:style-name="fr1" draw:name="Врезка3" text:anchor-type="char" svg:x="12.383cm" svg:y="0.226cm" svg:width="1.27cm" svg:height="1.27cm" draw:z-index="37"><draw:text-box><text:p text:style-name="Standard"><text:span text:style-name="T19">В)</text:span></text:p></draw:text-box></draw:frame><draw:g text:anchor-type="char" draw:z-index="44" draw:style-name="gr1"><draw:custom-shape draw:style-name="gr14" draw:text-style-name="P31" svg:width="1.433cm" svg:height="6.965cm" draw:transform="rotate (0.240506370924819) translate (3.70945833333333cm 1.261944444444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1" svg:width="0.763cm" svg:height="5.236cm" draw:transform="rotate (0.240506370924819) translate (4.23586111111111cm 1.93222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1" svg:width="0.375cm" svg:height="4.178cm" draw:transform="rotate (0.240506370924819) translate (4.63197222222222cm 2.7093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9" svg:x1="4.248cm" svg:y1="0.493cm" svg:x2="4.399cm" svg:y2="1.11cm"><text:p/></draw:line><draw:line draw:style-name="gr17" draw:text-style-name="P29" svg:x1="4.452cm" svg:y1="1.241cm" svg:x2="4.603cm" svg:y2="1.858cm"><text:p/></draw:line><draw:line draw:style-name="gr17" draw:text-style-name="P29" svg:x1="4.679cm" svg:y1="2.166cm" svg:x2="4.83cm" svg:y2="2.783cm"><text:p/></draw:line></draw:g><draw:g text:anchor-type="char" draw:z-index="45" draw:style-name="gr1"><draw:custom-shape draw:style-name="gr6" draw:text-style-name="P30" svg:width="0.636cm" svg:height="0.636cm" svg:x="1.432cm" svg:y="0.57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1.732cm" svg:y1="0.643cm" svg:x2="1.912cm" svg:y2="0.232cm"><text:p/></draw:line><draw:line draw:style-name="gr5" draw:text-style-name="P29" svg:x1="2.063cm" svg:y1="0.474cm" svg:x2="2.243cm" svg:y2="0.063cm"><text:p/></draw:line><draw:line draw:style-name="gr4" draw:text-style-name="P29" svg:x1="1.925cm" svg:y1="0.193cm" svg:x2="2.041cm" svg:y2="0.489cm"><text:p/></draw:line></draw:g></draw:g><draw:line text:anchor-type="char" draw:z-index="46" draw:style-name="gr20" draw:text-style-name="P29" svg:x1="1.905cm" svg:y1="0.402cm" svg:x2="4.128cm" svg:y2="2.307cm"><text:p/></draw:line><draw:g text:anchor-type="char" draw:z-index="49" draw:style-name="gr1"><draw:custom-shape draw:style-name="gr6" draw:text-style-name="P30" svg:width="0.636cm" svg:height="0.636cm" svg:x="11.06cm" svg:y="0.83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11.36cm" svg:y1="0.907cm" svg:x2="11.54cm" svg:y2="0.496cm"><text:p/></draw:line><draw:line draw:style-name="gr5" draw:text-style-name="P29" svg:x1="11.691cm" svg:y1="0.739cm" svg:x2="11.871cm" svg:y2="0.328cm"><text:p/></draw:line><draw:line draw:style-name="gr4" draw:text-style-name="P29" svg:x1="11.552cm" svg:y1="0.456cm" svg:x2="11.668cm" svg:y2="0.752cm"><text:p/></draw:line></draw:g></draw:g></text:p>
      <text:p text:style-name="P14"><draw:line text:anchor-type="char" draw:z-index="41" draw:style-name="gr8" draw:text-style-name="P29" svg:x1="1.341cm" svg:y1="0.247cm" svg:x2="1.341cm" svg:y2="0.882cm"><text:p/></draw:line><draw:g text:anchor-type="char" draw:z-index="50" draw:style-name="gr1"><draw:custom-shape draw:style-name="gr14" draw:text-style-name="P31" svg:width="1.433cm" svg:height="6.965cm" draw:transform="rotate (0.115540796482025) translate (12.9522361111111cm 1.042458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1" svg:width="0.763cm" svg:height="5.236cm" draw:transform="rotate (0.115540796482025) translate (13.3932083333333cm 1.772708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1" svg:width="0.375cm" svg:height="4.178cm" draw:transform="rotate (0.115540796482025) translate (13.6860138888889cm 2.591152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9" svg:x1="13.582cm" svg:y1="0.344cm" svg:x2="13.655cm" svg:y2="0.975cm"><text:p/></draw:line><draw:line draw:style-name="gr17" draw:text-style-name="P29" svg:x1="13.693cm" svg:y1="1.113cm" svg:x2="13.766cm" svg:y2="1.744cm"><text:p/></draw:line><draw:line draw:style-name="gr17" draw:text-style-name="P29" svg:x1="13.803cm" svg:y1="2.06cm" svg:x2="13.876cm" svg:y2="2.691cm"><text:p/></draw:line></draw:g><draw:line text:anchor-type="char" draw:z-index="51" draw:style-name="gr13" draw:text-style-name="P29" svg:x1="11.901cm" svg:y1="0.198cm" svg:x2="13.171cm" svg:y2="3.373cm"><text:p/></draw:line></text:p>
      <text:p text:style-name="P14"><draw:custom-shape text:anchor-type="char" draw:z-index="38" draw:style-name="gr23" draw:text-style-name="P31" svg:width="1.433cm" svg:height="6.965cm" svg:x="0.635cm" svg:y="0.38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draw:line text:anchor-type="char" draw:z-index="42" draw:style-name="gr8" draw:text-style-name="P29" svg:x1="1.362cm" svg:y1="0.049cm" svg:x2="1.362cm" svg:y2="0.684cm"><text:p/></draw:line></text:p>
      <text:p text:style-name="P14"><draw:custom-shape text:anchor-type="char" draw:z-index="39" draw:style-name="gr22" draw:text-style-name="P31" svg:width="0.763cm" svg:height="5.236cm" svg:x="0.988cm" svg:y="0.1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47" draw:style-name="gr19" draw:text-style-name="P29" svg:x1="4.008cm" svg:y1="0.409cm" svg:x2="2.103cm" svg:y2="2.632cm"><text:p/></draw:line></text:p>
      <text:p text:style-name="P14"><draw:line text:anchor-type="char" draw:z-index="43" draw:style-name="gr8" draw:text-style-name="P29" svg:x1="1.362cm" svg:y1="0.028cm" svg:x2="1.362cm" svg:y2="0.663cm"><text:p/></draw:line></text:p>
      <text:p text:style-name="P14"><draw:custom-shape text:anchor-type="char" draw:z-index="40" draw:style-name="gr21" draw:text-style-name="P31" svg:width="0.375cm" svg:height="4.178cm" svg:x="1.185cm" svg:y="0.0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3" draw:style-name="gr11" draw:text-style-name="P31" svg:width="3.811cm" svg:height="2.223cm" svg:x="8.573cm" svg:y="0.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5" draw:style-name="gr10" draw:text-style-name="P31" svg:width="2.682cm" svg:height="1.235cm" svg:x="9.525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draw:custom-shape text:anchor-type="char" draw:z-index="56" draw:style-name="gr9" draw:text-style-name="P31" svg:width="1.87cm" svg:height="0.495cm" svg:x="10.407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draw:line text:anchor-type="char" draw:z-index="52" draw:style-name="gr12" draw:text-style-name="P29" svg:x1="13.123cm" svg:y1="0.035cm" svg:x2="11.43cm" svg:y2="4.445cm"><text:p/></draw:line><draw:line text:anchor-type="char" draw:z-index="57" draw:style-name="gr8" draw:text-style-name="P29" svg:x1="7.973cm" svg:y1="0.176cm" svg:x2="8.608cm" svg:y2="0.176cm"><text:p/></draw:line><draw:line text:anchor-type="char" draw:z-index="58" draw:style-name="gr8" draw:text-style-name="P29" svg:x1="8.89cm" svg:y1="0.141cm" svg:x2="9.525cm" svg:y2="0.141cm"><text:p/></draw:line><draw:line text:anchor-type="char" draw:z-index="59" draw:style-name="gr8" draw:text-style-name="P29" svg:x1="9.843cm" svg:y1="0.035cm" svg:x2="10.478cm" svg:y2="0.035cm"><text:p/></draw:line></text:p>
      <text:p text:style-name="P14"><draw:line text:anchor-type="char" draw:z-index="48" draw:style-name="gr18" draw:text-style-name="P29" svg:x1="2.223cm" svg:y1="0.268cm" svg:x2="4.608cm" svg:y2="1.079cm"><text:p/></draw:line></text:p>
      <text:p text:style-name="P17"/>
      <text:p text:style-name="P14"><draw:g text:anchor-type="char" draw:z-index="31" draw:style-name="gr1"><draw:custom-shape draw:style-name="gr26" draw:text-style-name="P33" svg:width="4.291cm" svg:height="2.223cm" svg:x="6.207cm" svg:y="5.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33" svg:width="4.291cm" svg:height="2.223cm" svg:x="6.369cm" svg:y="6.43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5" draw:text-style-name="P29" svg:x1="1.232cm" svg:y1="10.877cm" svg:x2="2.335cm" svg:y2="10.318cm"><text:p/></draw:line><draw:custom-shape draw:style-name="gr6" draw:text-style-name="P30" svg:width="0.636cm" svg:height="0.636cm" draw:transform="rotate (0.0647517152489897) translate (0.911930555555556cm 11.465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9" svg:x1="1.235cm" svg:y1="10.844cm" svg:x2="1.237cm" svg:y2="11.479cm"><text:p/></draw:line><draw:line draw:style-name="gr4" draw:text-style-name="P29" svg:x1="1.39cm" svg:y1="10.386cm" svg:x2="1.552cm" svg:y2="11.021cm"><text:p/></draw:line><draw:line draw:style-name="gr4" draw:text-style-name="P29" svg:x1="1.566cm" svg:y1="10.315cm" svg:x2="1.728cm" svg:y2="10.95cm"><text:p/></draw:line><draw:line draw:style-name="gr4" draw:text-style-name="P29" svg:x1="1.743cm" svg:y1="10.245cm" svg:x2="1.905cm" svg:y2="10.88cm"><text:p/></draw:line></draw:g><draw:g draw:style-name="gr7"><draw:custom-shape draw:style-name="gr6" draw:text-style-name="P30" svg:width="0.636cm" svg:height="0.636cm" draw:transform="rotate (0.0647517152489897) translate (14.76375cm 11.782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 draw:text-style-name="P29" svg:x1="15.087cm" svg:y1="11.162cm" svg:x2="15.089cm" svg:y2="11.797cm"><text:p/></draw:line><draw:line draw:style-name="gr5" draw:text-style-name="P29" svg:x1="15.089cm" svg:y1="11.203cm" svg:x2="13.995cm" svg:y2="10.626cm"><text:p/></draw:line><draw:line draw:style-name="gr4" draw:text-style-name="P29" svg:x1="14.358cm" svg:y1="11.114cm" svg:x2="14.467cm" svg:y2="10.565cm"><text:p/></draw:line><draw:line draw:style-name="gr4" draw:text-style-name="P29" svg:x1="14.51cm" svg:y1="11.184cm" svg:x2="14.619cm" svg:y2="10.635cm"><text:p/></draw:line><draw:line draw:style-name="gr4" draw:text-style-name="P29" svg:x1="14.651cm" svg:y1="11.255cm" svg:x2="14.76cm" svg:y2="10.706cm"><text:p/></draw:line></draw:g><draw:line draw:style-name="gr27" draw:text-style-name="P29" svg:x1="2.401cm" svg:y1="10.245cm" svg:x2="6.211cm" svg:y2="8.34cm"><text:p/></draw:line><draw:line draw:style-name="gr28" draw:text-style-name="P29" svg:x1="13.62cm" svg:y1="10.492cm" svg:x2="10.127cm" svg:y2="8.587cm"><text:p/></draw:line><draw:line draw:style-name="gr29" draw:text-style-name="P29" svg:x1="8.432cm" svg:y1="5.447cm" svg:x2="8.43cm" svg:y2="4.953cm"><text:p/></draw:line><draw:line draw:style-name="gr29" draw:text-style-name="P29" svg:x1="8.433cm" svg:y1="8.551cm" svg:x2="8.435cm" svg:y2="9.186cm"><text:p/></draw:line><draw:line draw:style-name="gr29" draw:text-style-name="P29" svg:x1="10.268cm" svg:y1="6.999cm" svg:x2="11.221cm" svg:y2="7.001cm"><text:p/></draw:line><draw:line draw:style-name="gr29" draw:text-style-name="P29" svg:x1="6.422cm" svg:y1="7.14cm" svg:x2="5.787cm" svg:y2="7.142cm"><text:p/></draw:line><draw:line draw:style-name="gr29" draw:text-style-name="P29" svg:x1="9.703cm" svg:y1="5.8cm" svg:x2="10.021cm" svg:y2="5.482cm"><text:p/></draw:line><draw:line draw:style-name="gr29" draw:text-style-name="P29" svg:x1="7.164cm" svg:y1="8.34cm" svg:x2="6.846cm" svg:y2="8.658cm"><text:p/></draw:line><draw:line draw:style-name="gr29" draw:text-style-name="P29" svg:x1="6.846cm" svg:y1="5.8cm" svg:x2="6.528cm" svg:y2="5.482cm"><text:p/></draw:line><draw:line draw:style-name="gr29" draw:text-style-name="P29" svg:x1="10.338cm" svg:y1="8.022cm" svg:x2="10.656cm" svg:y2="8.34cm"><text:p/></draw:line></draw:g><text:soft-page-break/><draw:g text:anchor-type="as-char" svg:y="0cm" draw:z-index="7" draw:style-name="gr50"><draw:rect draw:style-name="gr51" draw:text-style-name="P29" svg:width="16.193cm" svg:height="9.843cm" svg:x="0cm" svg:y="0cm"><text:p/></draw:rect><draw:g draw:style-name="gr7"><draw:custom-shape draw:style-name="gr6" draw:text-style-name="P30" svg:width="0.636cm" svg:height="0.636cm" svg:x="0.988cm" svg:y="3.29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1.287cm" svg:y1="3.367cm" svg:x2="1.467cm" svg:y2="2.956cm"><text:p/></draw:line><draw:line draw:style-name="gr5" draw:text-style-name="P29" svg:x1="1.619cm" svg:y1="3.199cm" svg:x2="1.799cm" svg:y2="2.788cm"><text:p/></draw:line><draw:line draw:style-name="gr4" draw:text-style-name="P29" svg:x1="1.48cm" svg:y1="2.917cm" svg:x2="1.596cm" svg:y2="3.213cm"><text:p/></draw:line></draw:g></draw:g><draw:line draw:style-name="gr59" draw:text-style-name="P29" svg:x1="4.446cm" svg:y1="0.212cm" svg:x2="1.588cm" svg:y2="3.705cm"><text:p/></draw:line><draw:g draw:style-name="gr7"><draw:custom-shape draw:style-name="gr6" draw:text-style-name="P30" svg:width="0.636cm" svg:height="0.636cm" svg:x="10.583cm" svg:y="2.61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7"><draw:line draw:style-name="gr4" draw:text-style-name="P29" svg:x1="10.883cm" svg:y1="2.688cm" svg:x2="11.063cm" svg:y2="2.277cm"><text:p/></draw:line><draw:line draw:style-name="gr5" draw:text-style-name="P29" svg:x1="11.215cm" svg:y1="2.52cm" svg:x2="11.395cm" svg:y2="2.109cm"><text:p/></draw:line><draw:line draw:style-name="gr4" draw:text-style-name="P29" svg:x1="11.076cm" svg:y1="2.238cm" svg:x2="11.192cm" svg:y2="2.534cm"><text:p/></draw:line></draw:g></draw:g><draw:frame draw:style-name="gr60" draw:text-style-name="P31" svg:width="1.271cm" svg:height="1.271cm" svg:x="7.782cm" svg:y="4.128cm"><draw:text-box><text:p text:style-name="P35"><text:span text:style-name="T25">Г)</text:span></text:p></draw:text-box></draw:frame></draw:g></text:p>
      <text:p text:style-name="P14"/>
      <text:p text:style-name="P14"/>
      <text:p text:style-name="P14"/>
      <text:p text:style-name="P14"/>
      <text:p text:style-name="P14"/>
      <text:p text:style-name="P14"/>
      <text:p text:style-name="P14"/>
      <text:p text:style-name="P15"><text:span text:style-name="T3">Способы радиоподавления.</text:span></text:p>
      <text:p text:style-name="P15"><text:span text:style-name="T3"/></text:p>
      <text:p text:style-name="P15"><text:span text:style-name="T3"/></text:p>
      <text:p text:style-name="P4"><text:span text:style-name="T15">Существует 2 способа радиоподавления линий связи противника </text:span><text:span text:style-name="T6">:</text:span></text:p>
      <text:p text:style-name="P4"><text:span text:style-name="T13"><text:s text:c="4"/>1-й способ </text:span><text:span text:style-name="T6">основан на развертывании станций помех на своей территории;</text:span></text:p>
      <text:p text:style-name="P4"><draw:g text:anchor-type="char" draw:z-index="61" draw:style-name="gr1"><draw:frame draw:style-name="gr2" draw:text-style-name="P27" svg:width="3.998cm" svg:height="1.271cm" svg:x="5.983cm" svg:y="1.6cm"><draw:text-box><text:p text:style-name="P26"><text:span text:style-name="T21">Способы</text:span></text:p><text:p text:style-name="P26"><text:span text:style-name="T21">радиоподавления</text:span></text:p></draw:text-box></draw:frame><draw:frame draw:style-name="gr3" draw:text-style-name="P28" svg:width="3.998cm" svg:height="1.906cm" svg:x="1.593cm" svg:y="4.14cm"><draw:text-box><text:p text:style-name="P26"><text:span text:style-name="T22">Развертывание станций помех</text:span></text:p><text:p text:style-name="P26"><text:span text:style-name="T22">на своей </text:span></text:p><text:p text:style-name="P26"><text:span text:style-name="T22">территории</text:span></text:p></draw:text-box></draw:frame><draw:frame draw:style-name="gr3" draw:text-style-name="P28" svg:width="3.998cm" svg:height="1.906cm" svg:x="9.919cm" svg:y="4.14cm"><draw:text-box><text:p text:style-name="P26"><text:span text:style-name="T23">Установка станций помех в р-нах УС и др. объектов </text:span></text:p><text:p text:style-name="P26"><text:span text:style-name="T23">противника</text:span></text:p><text:p text:style-name="P26"><text:span text:style-name="T23">территории</text:span></text:p></draw:text-box></draw:frame><draw:line draw:style-name="gr4" draw:text-style-name="P29" svg:x1="7.982cm" svg:y1="2.87cm" svg:x2="7.982cm" svg:y2="3.505cm"><text:p/></draw:line><draw:line draw:style-name="gr4" draw:text-style-name="P29" svg:x1="3.56cm" svg:y1="3.505cm" svg:x2="11.917cm" svg:y2="3.505cm"><text:p/></draw:line><draw:line draw:style-name="gr5" draw:text-style-name="P29" svg:x1="3.591cm" svg:y1="3.505cm" svg:x2="3.591cm" svg:y2="4.14cm"><text:p/></draw:line><draw:line draw:style-name="gr5" draw:text-style-name="P29" svg:x1="11.887cm" svg:y1="3.505cm" svg:x2="11.887cm" svg:y2="4.14cm"><text:p/></draw:line></draw:g><text:span text:style-name="T13"><text:s text:c="4"/>2-йспособ </text:span><text:span text:style-name="T6">основан на забрасывании (установке) средств радиопомех в районах размещения узлов связи и других радиоэлектронных объектов противника.</text:span></text:p>
      <text:p text:style-name="P12"/>
      <text:p text:style-name="P12"/>
      <text:p text:style-name="P12"/>
      <text:p text:style-name="P12"/>
      <text:p text:style-name="P12"/>
      <text:p text:style-name="P12"><text:s text:c="3"/></text:p>
      <text:p text:style-name="P12"/>
      <text:p text:style-name="P12"/>
      <text:p text:style-name="P12"/>
      <text:p text:style-name="P12"/>
      <text:p text:style-name="P12"/>
      <text:p text:style-name="P4"><text:span text:style-name="T6"><text:s text:c="2"/></text:span><text:span text:style-name="T8">Достоинствами 1-го способа являются:</text:span></text:p>
      <text:p text:style-name="P4"><text:soft-page-break/><text:span text:style-name="T8"><text:s text:c="4"/></text:span><text:span text:style-name="T6"><text:s/>возможность одновременного подавления пространственно разнесенных в пространстве станций противника;</text:span></text:p>
      <text:p text:style-name="P12"><text:s text:c="5"/>согласованное подавление помехами линий связи противника;</text:p>
      <text:p text:style-name="P4"><text:span text:style-name="T6"><text:s text:c="5"/>многократное применение одних и тех же средств радиоподавления <text:s/>в ходе боевых действий;</text:span></text:p>
      <text:p text:style-name="P4"><text:span text:style-name="T6"><text:s text:c="5"/>оперативное перенацеливание средств радиоподавления с одной линии связи на другую.</text:span></text:p>
      <text:p text:style-name="P4"><text:span text:style-name="T6"><text:s text:c="5"/>Вместе с тем </text:span><text:span text:style-name="T8">1-й способ имеет <text:s/>ряд недостатков:</text:span></text:p>
      <text:p text:style-name="P4"><text:span text:style-name="T8"><text:s text:c="5"/></text:span><text:span text:style-name="T6">необходимость разработки организационно-технических мероприятий по обеспечения ЭМС средств помех и РЭС своих войск;</text:span></text:p>
      <text:p text:style-name="P12"><text:s text:c="5"/>низкая живучесть средств РЭБ от стедств поражения противника;</text:p>
      <text:p text:style-name="P12"><text:s text:c="5"/>большое время на развертывание (свертывание) и перемещение средств РЭБ.</text:p>
      <text:p text:style-name="P4"><text:span text:style-name="T6"><text:s text:c="5"/></text:span><text:span text:style-name="T8">2-способ</text:span><text:span text:style-name="T6"> предусматривает <text:s/>заброс на территорию противника (в районы размещения УС пунктов управления и других радиоэлектронных объектов противника) передатчиков помех одноразового использования (ППОИ). Эти передатчики имеют небольшие габариты и вес и могут доставляться с помощью артиллерии, авиации или специальных отрядов (групп).</text:span></text:p>
      <text:p text:style-name="P4"><text:span text:style-name="T6"><text:s text:c="5"/></text:span><text:span text:style-name="T16">ППОИ бывают</text:span><text:span text:style-name="T6">:</text:span></text:p>
      <text:p text:style-name="P12"><text:s text:c="5"/>маломощными – до <text:s/>300 мВт;</text:p>
      <text:p text:style-name="P12"><text:s text:c="5"/>средней мощности – 5-15 Вт);</text:p>
      <text:p text:style-name="P12"><text:s text:c="5"/>большой мощности – до <text:s/>1 кВт.</text:p>
      <text:p text:style-name="P4"><text:span text:style-name="T6"><text:s text:c="5"/></text:span><text:span text:style-name="T8">Достоинствами 2-го способа являются:</text:span></text:p>
      <text:p text:style-name="P4"><text:span text:style-name="T8"><text:s text:c="4"/></text:span><text:span text:style-name="T6">одновременное подавление всех энергетически-доступпных РЭС, размещенных на ограниченной площади во всем рабочем диапазоне ППОИ;</text:span></text:p>
      <text:p text:style-name="P4"><text:span text:style-name="T6"><text:s text:c="5"/>отпадает необходимость доразведки линий радиосвязи противника, принадлежащих к подавляемому радиоэлектронному объекту;</text:span></text:p>
      <text:p text:style-name="P4"><text:span text:style-name="T6"><text:s text:c="5"/>если наши войска не прибывают или прибывают через значительное время в район заброски ППОИ, то решения вопроса ЭМС наших РЭС с ППОИ не требуется.</text:span></text:p>
      <text:p text:style-name="P4"><text:span text:style-name="T6"><text:s text:c="5"/></text:span><text:span text:style-name="T8">Недостатками 2-го способа являются:</text:span></text:p>
      <text:p text:style-name="P4"><text:span text:style-name="T6"><text:s text:c="5"/>необходимость точного определения местоположения подавляемого радиоэлектронного объекта, чтобы точно доставить ППОИ для <text:s/>радиоподавления этого объекта;</text:span></text:p>
      <text:p text:style-name="P4"><text:span text:style-name="T6"><text:s text:c="5"/>значительные временные затраты на доставку ППОИ (если они доставляются разведывательными органами);</text:span></text:p>
      <text:p text:style-name="P12"><text:span text:style-name="T20"><text:s text:c="5"/>ограниченное временя работы ППОИ, зависящее от емкости АКБ.</text:span></text:p>
      <text:p text:style-name="P15"><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End_20_5" draw:display-name="msArrowEnd 5" svg:viewBox="0 0 300 300" svg:d="M150 0l150 300h-300z"/>
    <draw:marker draw:name="Стили_20_стрелок_20_1" draw:display-name="Стили стрелок 1" svg:viewBox="0 0 120 120" svg:d="M60 0l60 120h-120z"/>
    <draw:marker draw:name="Стили_20_стрелок_20_10" draw:display-name="Стили стрелок 10" svg:viewBox="0 0 120 120" svg:d="M60 0l60 120h-120z"/>
    <draw:marker draw:name="Стили_20_стрелок_20_11" draw:display-name="Стили стрелок 11" svg:viewBox="0 0 120 120" svg:d="M60 0l60 120h-120z"/>
    <draw:marker draw:name="Стили_20_стрелок_20_12" draw:display-name="Стили стрелок 12" svg:viewBox="0 0 120 120" svg:d="M60 0l60 120h-120z"/>
    <draw:marker draw:name="Стили_20_стрелок_20_13" draw:display-name="Стили стрелок 13" svg:viewBox="0 0 120 120" svg:d="M60 0l60 120h-120z"/>
    <draw:marker draw:name="Стили_20_стрелок_20_14" draw:display-name="Стили стрелок 14" svg:viewBox="0 0 120 120" svg:d="M60 0l60 120h-120z"/>
    <draw:marker draw:name="Стили_20_стрелок_20_15" draw:display-name="Стили стрелок 15" svg:viewBox="0 0 120 120" svg:d="M60 0l60 120h-120z"/>
    <draw:marker draw:name="Стили_20_стрелок_20_16" draw:display-name="Стили стрелок 16" svg:viewBox="0 0 120 120" svg:d="M60 0l60 120h-120z"/>
    <draw:marker draw:name="Стили_20_стрелок_20_17" draw:display-name="Стили стрелок 17" svg:viewBox="0 0 120 120" svg:d="M60 0l60 120h-120z"/>
    <draw:marker draw:name="Стили_20_стрелок_20_18" draw:display-name="Стили стрелок 18" svg:viewBox="0 0 120 120" svg:d="M60 0l60 120h-120z"/>
    <draw:marker draw:name="Стили_20_стрелок_20_19" draw:display-name="Стили стрелок 19" svg:viewBox="0 0 120 120" svg:d="M60 0l60 120h-120z"/>
    <draw:marker draw:name="Стили_20_стрелок_20_2" draw:display-name="Стили стрелок 2" svg:viewBox="0 0 120 120" svg:d="M60 0l60 120h-120z"/>
    <draw:marker draw:name="Стили_20_стрелок_20_20" draw:display-name="Стили стрелок 20" svg:viewBox="0 0 120 120" svg:d="M60 0l60 120h-120z"/>
    <draw:marker draw:name="Стили_20_стрелок_20_21" draw:display-name="Стили стрелок 21" svg:viewBox="0 0 120 120" svg:d="M60 0l60 120h-120z"/>
    <draw:marker draw:name="Стили_20_стрелок_20_22" draw:display-name="Стили стрелок 22" svg:viewBox="0 0 120 120" svg:d="M60 0l60 120h-120z"/>
    <draw:marker draw:name="Стили_20_стрелок_20_23" draw:display-name="Стили стрелок 23" svg:viewBox="0 0 120 120" svg:d="M60 0l60 120h-120z"/>
    <draw:marker draw:name="Стили_20_стрелок_20_24" draw:display-name="Стили стрелок 24" svg:viewBox="0 0 120 120" svg:d="M60 0l60 120h-120z"/>
    <draw:marker draw:name="Стили_20_стрелок_20_25" draw:display-name="Стили стрелок 25" svg:viewBox="0 0 120 120" svg:d="M60 0l60 120h-120z"/>
    <draw:marker draw:name="Стили_20_стрелок_20_26" draw:display-name="Стили стрелок 26" svg:viewBox="0 0 120 120" svg:d="M60 0l60 120h-120z"/>
    <draw:marker draw:name="Стили_20_стрелок_20_27" draw:display-name="Стили стрелок 27" svg:viewBox="0 0 120 120" svg:d="M60 0l60 120h-120z"/>
    <draw:marker draw:name="Стили_20_стрелок_20_28" draw:display-name="Стили стрелок 28" svg:viewBox="0 0 120 120" svg:d="M60 0l60 120h-120z"/>
    <draw:marker draw:name="Стили_20_стрелок_20_29" draw:display-name="Стили стрелок 29" svg:viewBox="0 0 120 120" svg:d="M60 0l60 120h-120z"/>
    <draw:marker draw:name="Стили_20_стрелок_20_3" draw:display-name="Стили стрелок 3" svg:viewBox="0 0 120 120" svg:d="M60 0l60 120h-120z"/>
    <draw:marker draw:name="Стили_20_стрелок_20_30" draw:display-name="Стили стрелок 30" svg:viewBox="0 0 120 120" svg:d="M60 0l60 120h-120z"/>
    <draw:marker draw:name="Стили_20_стрелок_20_4" draw:display-name="Стили стрелок 4" svg:viewBox="0 0 120 120" svg:d="M60 0l60 120h-120z"/>
    <draw:marker draw:name="Стили_20_стрелок_20_5" draw:display-name="Стили стрелок 5" svg:viewBox="0 0 120 120" svg:d="M60 0l60 120h-120z"/>
    <draw:marker draw:name="Стили_20_стрелок_20_6" draw:display-name="Стили стрелок 6" svg:viewBox="0 0 120 120" svg:d="M60 0l60 120h-120z"/>
    <draw:marker draw:name="Стили_20_стрелок_20_7" draw:display-name="Стили стрелок 7" svg:viewBox="0 0 120 120" svg:d="M60 0l60 120h-120z"/>
    <draw:marker draw:name="Стили_20_стрелок_20_8" draw:display-name="Стили стрелок 8" svg:viewBox="0 0 120 120" svg:d="M60 0l60 120h-120z"/>
    <draw:marker draw:name="Стили_20_стрелок_20_9" draw:display-name="Стили стрелок 9" svg:viewBox="0 0 120 120" svg:d="M60 0l60 120h-120z"/>
    <draw:stroke-dash draw:name="Dashed_20__28_var_29__20_1" draw:display-name="Dashed (var) 1" draw:style="rect" draw:dots1="1" draw:dots1-length="800%" draw:distance="300%"/>
    <draw:stroke-dash draw:name="Dashed_20__28_var_29__20_2" draw:display-name="Dashed (var) 2" draw:style="rect" draw:dots1="1" draw:dots1-length="400%" draw:distance="300%"/>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15:00:08.113000000</meta:creation-date>
    <dc:date>2020-11-20T15:05:08.600000000</dc:date>
    <meta:editing-duration>PT5M</meta:editing-duration>
    <meta:editing-cycles>1</meta:editing-cycles>
    <meta:document-statistic meta:table-count="0" meta:image-count="0" meta:object-count="0" meta:page-count="7" meta:paragraph-count="84" meta:word-count="1166" meta:character-count="10361" meta:non-whitespace-character-count="8107"/>
    <meta:generator>LibreOffice/7.0.1.2$Windows_X86_64 LibreOffice_project/7cbcfc562f6eb6708b5ff7d7397325de9e764452</meta:generator>
  </office:meta>
</office:document-meta>
</file>